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4.283cm" style:rel-column-width="10922*"/>
    </style:style>
    <style:style style:name="Table1.F" style:family="table-column">
      <style:table-column-properties style:column-width="4.284cm" style:rel-column-width="10925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4.283cm" style:rel-column-width="10922*"/>
    </style:style>
    <style:style style:name="Table2.F" style:family="table-column">
      <style:table-column-properties style:column-width="4.284cm" style:rel-column-width="1092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 officeooo:rsid="000c5fee" officeooo:paragraph-rsid="000c5fee"/>
    </style:style>
    <style:style style:name="P2" style:family="paragraph" style:parent-style-name="Standard">
      <style:text-properties style:text-underline-style="none" fo:font-weight="bold" officeooo:rsid="000c5fee" officeooo:paragraph-rsid="000c5fee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0e3477" officeooo:paragraph-rsid="000e3477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e3477" officeooo:paragraph-rsid="0011a9c9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162fb3" officeooo:paragraph-rsid="00162fb3" style:font-weight-asian="bold" style:font-weight-complex="bold"/>
    </style:style>
    <style:style style:name="P6" style:family="paragraph" style:parent-style-name="Standard">
      <style:text-properties style:text-underline-style="solid" style:text-underline-type="double" style:text-underline-width="auto" style:text-underline-color="font-color" officeooo:rsid="000e3477" officeooo:paragraph-rsid="000e3477"/>
    </style:style>
    <style:style style:name="P7" style:family="paragraph" style:parent-style-name="Standard">
      <style:text-properties style:text-underline-style="solid" style:text-underline-type="double" style:text-underline-width="auto" style:text-underline-color="font-color" officeooo:rsid="000e3477" officeooo:paragraph-rsid="004c4924"/>
    </style:style>
    <style:style style:name="P8" style:family="paragraph" style:parent-style-name="Standard">
      <style:text-properties style:text-underline-style="solid" style:text-underline-type="double" style:text-underline-width="auto" style:text-underline-color="font-color" fo:font-weight="bold" officeooo:rsid="000e3477" officeooo:paragraph-rsid="004c4924" style:font-weight-asian="bold" style:font-weight-complex="bold"/>
    </style:style>
    <style:style style:name="P9" style:family="paragraph" style:parent-style-name="Standard">
      <style:paragraph-properties fo:break-before="page"/>
      <style:text-properties style:text-underline-style="none" fo:font-weight="bold" officeooo:rsid="00162fb3" officeooo:paragraph-rsid="00162fb3" style:font-weight-asian="bold" style:font-weight-complex="bold"/>
    </style:style>
    <style:style style:name="P10" style:family="paragraph" style:parent-style-name="Table_20_Contents">
      <style:text-properties officeooo:rsid="00033bfb" officeooo:paragraph-rsid="000d38c9"/>
    </style:style>
    <style:style style:name="P11" style:family="paragraph" style:parent-style-name="Table_20_Contents">
      <style:text-properties officeooo:rsid="00033bfb" officeooo:paragraph-rsid="001cbf90"/>
    </style:style>
    <style:style style:name="P12" style:family="paragraph" style:parent-style-name="Table_20_Contents">
      <style:text-properties officeooo:rsid="00033bfb" officeooo:paragraph-rsid="002ed26f"/>
    </style:style>
    <style:style style:name="P13" style:family="paragraph" style:parent-style-name="Table_20_Contents">
      <style:text-properties officeooo:rsid="00033bfb" officeooo:paragraph-rsid="003deaf0"/>
    </style:style>
    <style:style style:name="P14" style:family="paragraph" style:parent-style-name="Table_20_Contents">
      <style:text-properties officeooo:rsid="00033bfb" officeooo:paragraph-rsid="004c4924"/>
    </style:style>
    <style:style style:name="P15" style:family="paragraph" style:parent-style-name="Table_20_Contents">
      <style:text-properties officeooo:rsid="000519ae" officeooo:paragraph-rsid="000d38c9"/>
    </style:style>
    <style:style style:name="P16" style:family="paragraph" style:parent-style-name="Table_20_Contents">
      <style:text-properties officeooo:rsid="000519ae" officeooo:paragraph-rsid="001cbf90"/>
    </style:style>
    <style:style style:name="P17" style:family="paragraph" style:parent-style-name="Table_20_Contents">
      <style:text-properties officeooo:rsid="000519ae" officeooo:paragraph-rsid="001ffcae"/>
    </style:style>
    <style:style style:name="P18" style:family="paragraph" style:parent-style-name="Table_20_Contents">
      <style:text-properties officeooo:rsid="000519ae" officeooo:paragraph-rsid="003406c8"/>
    </style:style>
    <style:style style:name="P19" style:family="paragraph" style:parent-style-name="Table_20_Contents">
      <style:text-properties officeooo:rsid="000519ae" officeooo:paragraph-rsid="003490bb"/>
    </style:style>
    <style:style style:name="P20" style:family="paragraph" style:parent-style-name="Table_20_Contents">
      <style:text-properties officeooo:rsid="000519ae" officeooo:paragraph-rsid="003eecff"/>
    </style:style>
    <style:style style:name="P21" style:family="paragraph" style:parent-style-name="Table_20_Contents">
      <style:text-properties officeooo:rsid="000519ae" officeooo:paragraph-rsid="00426ca4"/>
    </style:style>
    <style:style style:name="P22" style:family="paragraph" style:parent-style-name="Table_20_Contents">
      <style:text-properties officeooo:rsid="000519ae" officeooo:paragraph-rsid="004c4924"/>
    </style:style>
    <style:style style:name="P23" style:family="paragraph" style:parent-style-name="Table_20_Contents">
      <style:text-properties officeooo:rsid="00057e4d" officeooo:paragraph-rsid="000d38c9"/>
    </style:style>
    <style:style style:name="P24" style:family="paragraph" style:parent-style-name="Table_20_Contents">
      <style:text-properties officeooo:rsid="00057e4d" officeooo:paragraph-rsid="0026e38a"/>
    </style:style>
    <style:style style:name="P25" style:family="paragraph" style:parent-style-name="Table_20_Contents">
      <style:text-properties officeooo:rsid="00057e4d" officeooo:paragraph-rsid="002a39df"/>
    </style:style>
    <style:style style:name="P26" style:family="paragraph" style:parent-style-name="Table_20_Contents">
      <style:text-properties officeooo:rsid="00057e4d" officeooo:paragraph-rsid="003884d8"/>
    </style:style>
    <style:style style:name="P27" style:family="paragraph" style:parent-style-name="Table_20_Contents">
      <style:text-properties officeooo:rsid="00057e4d" officeooo:paragraph-rsid="003a434e"/>
    </style:style>
    <style:style style:name="P28" style:family="paragraph" style:parent-style-name="Table_20_Contents">
      <style:text-properties officeooo:rsid="00057e4d" officeooo:paragraph-rsid="003b9fa7"/>
    </style:style>
    <style:style style:name="P29" style:family="paragraph" style:parent-style-name="Table_20_Contents">
      <style:text-properties officeooo:rsid="00057e4d" officeooo:paragraph-rsid="00432e19"/>
    </style:style>
    <style:style style:name="P30" style:family="paragraph" style:parent-style-name="Table_20_Contents">
      <style:text-properties officeooo:rsid="00057e4d" officeooo:paragraph-rsid="004c4924"/>
    </style:style>
    <style:style style:name="P31" style:family="paragraph" style:parent-style-name="Table_20_Contents">
      <style:text-properties officeooo:rsid="00057e4d" officeooo:paragraph-rsid="0050d4af"/>
    </style:style>
    <style:style style:name="P32" style:family="paragraph" style:parent-style-name="Table_20_Contents">
      <style:text-properties officeooo:rsid="00057e4d" officeooo:paragraph-rsid="005ddf32"/>
    </style:style>
    <style:style style:name="P33" style:family="paragraph" style:parent-style-name="Table_20_Contents">
      <style:text-properties officeooo:rsid="00057e4d" officeooo:paragraph-rsid="006f5ad2"/>
    </style:style>
    <style:style style:name="P34" style:family="paragraph" style:parent-style-name="Table_20_Contents">
      <style:text-properties officeooo:rsid="0006b12b" officeooo:paragraph-rsid="000d38c9"/>
    </style:style>
    <style:style style:name="P35" style:family="paragraph" style:parent-style-name="Table_20_Contents">
      <style:text-properties officeooo:rsid="0006b12b" officeooo:paragraph-rsid="002a39df"/>
    </style:style>
    <style:style style:name="P36" style:family="paragraph" style:parent-style-name="Table_20_Contents">
      <style:text-properties officeooo:rsid="0006b12b" officeooo:paragraph-rsid="002bbeef"/>
    </style:style>
    <style:style style:name="P37" style:family="paragraph" style:parent-style-name="Table_20_Contents">
      <style:text-properties officeooo:rsid="0006b12b" officeooo:paragraph-rsid="003b9fa7"/>
    </style:style>
    <style:style style:name="P38" style:family="paragraph" style:parent-style-name="Table_20_Contents">
      <style:text-properties officeooo:rsid="0006b12b" officeooo:paragraph-rsid="004c4924"/>
    </style:style>
    <style:style style:name="P39" style:family="paragraph" style:parent-style-name="Table_20_Contents">
      <style:text-properties officeooo:rsid="0006b12b" officeooo:paragraph-rsid="0072a6ba"/>
    </style:style>
    <style:style style:name="P40" style:family="paragraph" style:parent-style-name="Table_20_Contents">
      <style:text-properties officeooo:rsid="000a65c6" officeooo:paragraph-rsid="000d38c9"/>
    </style:style>
    <style:style style:name="P41" style:family="paragraph" style:parent-style-name="Table_20_Contents">
      <style:text-properties officeooo:rsid="000a65c6" officeooo:paragraph-rsid="004c4924"/>
    </style:style>
    <style:style style:name="P42" style:family="paragraph" style:parent-style-name="Table_20_Contents">
      <style:text-properties officeooo:rsid="000b0dd3" officeooo:paragraph-rsid="000d38c9"/>
    </style:style>
    <style:style style:name="P43" style:family="paragraph" style:parent-style-name="Table_20_Contents">
      <style:text-properties officeooo:rsid="000b0dd3" officeooo:paragraph-rsid="004c4924"/>
    </style:style>
    <style:style style:name="P44" style:family="paragraph" style:parent-style-name="Table_20_Contents">
      <style:text-properties officeooo:rsid="0015573a" officeooo:paragraph-rsid="0015573a"/>
    </style:style>
    <style:style style:name="P45" style:family="paragraph" style:parent-style-name="Table_20_Contents">
      <style:text-properties officeooo:rsid="0015573a" officeooo:paragraph-rsid="004c4924"/>
    </style:style>
    <style:style style:name="P46" style:family="paragraph" style:parent-style-name="Table_20_Contents">
      <style:text-properties officeooo:rsid="00161212" officeooo:paragraph-rsid="00161212"/>
    </style:style>
    <style:style style:name="P47" style:family="paragraph" style:parent-style-name="Table_20_Contents">
      <style:text-properties officeooo:rsid="00161212" officeooo:paragraph-rsid="003490bb"/>
    </style:style>
    <style:style style:name="P48" style:family="paragraph" style:parent-style-name="Table_20_Contents">
      <style:text-properties officeooo:rsid="00161212" officeooo:paragraph-rsid="004c4924"/>
    </style:style>
    <style:style style:name="P49" style:family="paragraph" style:parent-style-name="Table_20_Contents">
      <style:text-properties officeooo:rsid="001d8f66" officeooo:paragraph-rsid="001d8f66"/>
    </style:style>
    <style:style style:name="P50" style:family="paragraph" style:parent-style-name="Table_20_Contents">
      <style:text-properties officeooo:rsid="001d8f66" officeooo:paragraph-rsid="004c4924"/>
    </style:style>
    <style:style style:name="P51" style:family="paragraph" style:parent-style-name="Table_20_Contents">
      <style:text-properties officeooo:rsid="0021a905" officeooo:paragraph-rsid="0021a905"/>
    </style:style>
    <style:style style:name="P52" style:family="paragraph" style:parent-style-name="Table_20_Contents">
      <style:text-properties officeooo:rsid="0021a905" officeooo:paragraph-rsid="0023113d"/>
    </style:style>
    <style:style style:name="P53" style:family="paragraph" style:parent-style-name="Table_20_Contents">
      <style:text-properties officeooo:rsid="0021a905" officeooo:paragraph-rsid="004c4924"/>
    </style:style>
    <style:style style:name="P54" style:family="paragraph" style:parent-style-name="Table_20_Contents">
      <style:text-properties officeooo:rsid="00057e4d" officeooo:paragraph-rsid="000d38c9" fo:background-color="#fff200"/>
    </style:style>
    <style:style style:name="P55" style:family="paragraph" style:parent-style-name="Table_20_Contents">
      <style:text-properties officeooo:rsid="00057e4d" officeooo:paragraph-rsid="004c4924" fo:background-color="#fff200"/>
    </style:style>
    <style:style style:name="P56" style:family="paragraph" style:parent-style-name="Table_20_Contents">
      <style:text-properties officeooo:rsid="00320d41" officeooo:paragraph-rsid="00320d41"/>
    </style:style>
    <style:style style:name="P57" style:family="paragraph" style:parent-style-name="Table_20_Contents">
      <style:text-properties officeooo:rsid="00320d41" officeooo:paragraph-rsid="004c4924"/>
    </style:style>
    <style:style style:name="P58" style:family="paragraph" style:parent-style-name="Table_20_Contents">
      <style:text-properties officeooo:rsid="00355210" officeooo:paragraph-rsid="00355210"/>
    </style:style>
    <style:style style:name="P59" style:family="paragraph" style:parent-style-name="Table_20_Contents">
      <style:text-properties officeooo:rsid="00355210" officeooo:paragraph-rsid="004c4924"/>
    </style:style>
    <style:style style:name="P60" style:family="paragraph" style:parent-style-name="Table_20_Contents">
      <style:text-properties officeooo:rsid="0040d902" officeooo:paragraph-rsid="0040d902"/>
    </style:style>
    <style:style style:name="P61" style:family="paragraph" style:parent-style-name="Table_20_Contents">
      <style:text-properties officeooo:rsid="0040d902" officeooo:paragraph-rsid="004c4924"/>
    </style:style>
    <style:style style:name="P62" style:family="paragraph" style:parent-style-name="Table_20_Contents">
      <style:text-properties officeooo:rsid="00427b58" officeooo:paragraph-rsid="00427b58"/>
    </style:style>
    <style:style style:name="P63" style:family="paragraph" style:parent-style-name="Table_20_Contents">
      <style:text-properties officeooo:rsid="00427b58" officeooo:paragraph-rsid="004c4924"/>
    </style:style>
    <style:style style:name="P64" style:family="paragraph" style:parent-style-name="Table_20_Contents">
      <style:text-properties officeooo:rsid="00506821" officeooo:paragraph-rsid="00506821"/>
    </style:style>
    <style:style style:name="P65" style:family="paragraph" style:parent-style-name="Table_20_Contents">
      <style:text-properties officeooo:rsid="0055f64a" officeooo:paragraph-rsid="0055f64a"/>
    </style:style>
    <style:style style:name="P66" style:family="paragraph" style:parent-style-name="Table_20_Contents">
      <style:text-properties officeooo:rsid="00575434" officeooo:paragraph-rsid="00575434"/>
    </style:style>
    <style:style style:name="P67" style:family="paragraph" style:parent-style-name="Standard">
      <style:text-properties style:text-underline-style="solid" style:text-underline-type="double" style:text-underline-width="auto" style:text-underline-color="font-color" officeooo:rsid="000e3477" officeooo:paragraph-rsid="0011a9c9"/>
    </style:style>
    <style:style style:name="P68" style:family="paragraph" style:parent-style-name="Standard">
      <style:text-properties style:text-underline-style="none" fo:font-weight="bold" officeooo:rsid="00b1f74e" officeooo:paragraph-rsid="00b1f74e" style:font-weight-asian="bold" style:font-weight-complex="bold"/>
    </style:style>
    <style:style style:name="P69" style:family="paragraph" style:parent-style-name="Standard">
      <style:text-properties style:text-underline-style="none" fo:font-weight="bold" officeooo:rsid="00b5f760" officeooo:paragraph-rsid="00b5f760" style:font-weight-asian="bold" style:font-weight-complex="bold"/>
    </style:style>
    <style:style style:name="P70" style:family="paragraph" style:parent-style-name="Standard">
      <style:paragraph-properties fo:break-before="page"/>
      <style:text-properties style:text-underline-style="none" fo:font-weight="bold" officeooo:rsid="00b1f74e" officeooo:paragraph-rsid="00b1f74e" style:font-weight-asian="bold" style:font-weight-complex="bold"/>
    </style:style>
    <style:style style:name="P71" style:family="paragraph" style:parent-style-name="Table_20_Contents">
      <style:text-properties officeooo:rsid="000519ae" officeooo:paragraph-rsid="0086f46f"/>
    </style:style>
    <style:style style:name="P72" style:family="paragraph" style:parent-style-name="Table_20_Contents">
      <style:text-properties officeooo:rsid="000519ae" officeooo:paragraph-rsid="004c4924"/>
    </style:style>
    <style:style style:name="P73" style:family="paragraph" style:parent-style-name="Table_20_Contents">
      <style:text-properties officeooo:rsid="00161212" officeooo:paragraph-rsid="008853c8"/>
    </style:style>
    <style:style style:name="P74" style:family="paragraph" style:parent-style-name="Table_20_Contents">
      <style:text-properties officeooo:rsid="00057e4d" officeooo:paragraph-rsid="008a28db"/>
    </style:style>
    <style:style style:name="P75" style:family="paragraph" style:parent-style-name="Table_20_Contents">
      <style:text-properties officeooo:rsid="00057e4d" officeooo:paragraph-rsid="004c4924"/>
    </style:style>
    <style:style style:name="P76" style:family="paragraph" style:parent-style-name="Table_20_Contents">
      <style:text-properties officeooo:rsid="00057e4d" officeooo:paragraph-rsid="0092a4b7"/>
    </style:style>
    <style:style style:name="P77" style:family="paragraph" style:parent-style-name="Table_20_Contents">
      <style:text-properties officeooo:rsid="00057e4d" officeooo:paragraph-rsid="00a9bc52"/>
    </style:style>
    <style:style style:name="P78" style:family="paragraph" style:parent-style-name="Table_20_Contents">
      <style:text-properties officeooo:rsid="008d6e85" officeooo:paragraph-rsid="008d6e85"/>
    </style:style>
    <style:style style:name="P79" style:family="paragraph" style:parent-style-name="Table_20_Contents">
      <style:text-properties officeooo:rsid="008ecc55" officeooo:paragraph-rsid="008ecc55"/>
    </style:style>
    <style:style style:name="P80" style:family="paragraph" style:parent-style-name="Table_20_Contents">
      <style:text-properties officeooo:rsid="00057e4d" officeooo:paragraph-rsid="004c4924" fo:background-color="#ffff00"/>
    </style:style>
    <style:style style:name="P81" style:family="paragraph" style:parent-style-name="Table_20_Contents">
      <style:text-properties officeooo:rsid="0099484f" officeooo:paragraph-rsid="0099484f"/>
    </style:style>
    <style:style style:name="P82" style:family="paragraph" style:parent-style-name="Table_20_Contents">
      <style:text-properties officeooo:rsid="00a10bc2" officeooo:paragraph-rsid="00a10bc2"/>
    </style:style>
    <style:style style:name="P83" style:family="paragraph" style:parent-style-name="Table_20_Contents">
      <style:text-properties officeooo:rsid="00057e4d" officeooo:paragraph-rsid="004c4924" fo:background-color="#66ff66"/>
    </style:style>
    <style:style style:name="P84" style:family="paragraph" style:parent-style-name="Table_20_Contents">
      <style:text-properties officeooo:rsid="000519ae" officeooo:paragraph-rsid="004c4924" fo:background-color="#66ff66"/>
    </style:style>
    <style:style style:name="P85" style:family="paragraph" style:parent-style-name="Table_20_Contents">
      <style:text-properties officeooo:rsid="00033bfb" officeooo:paragraph-rsid="004c4924" fo:background-color="#66ff66"/>
    </style:style>
    <style:style style:name="T1" style:family="text">
      <style:text-properties officeooo:rsid="00033bfb"/>
    </style:style>
    <style:style style:name="T2" style:family="text">
      <style:text-properties officeooo:rsid="000d4fbc"/>
    </style:style>
    <style:style style:name="T3" style:family="text">
      <style:text-properties officeooo:rsid="0017bcc8"/>
    </style:style>
    <style:style style:name="T4" style:family="text">
      <style:text-properties officeooo:rsid="0018f0b7"/>
    </style:style>
    <style:style style:name="T5" style:family="text">
      <style:text-properties officeooo:rsid="00197115"/>
    </style:style>
    <style:style style:name="T6" style:family="text">
      <style:text-properties officeooo:rsid="001a73e4"/>
    </style:style>
    <style:style style:name="T7" style:family="text">
      <style:text-properties officeooo:rsid="001bd693"/>
    </style:style>
    <style:style style:name="T8" style:family="text">
      <style:text-properties officeooo:rsid="001cbf90"/>
    </style:style>
    <style:style style:name="T9" style:family="text">
      <style:text-properties officeooo:rsid="001d8023"/>
    </style:style>
    <style:style style:name="T10" style:family="text">
      <style:text-properties officeooo:rsid="001ffcae"/>
    </style:style>
    <style:style style:name="T11" style:family="text">
      <style:text-properties officeooo:rsid="0024c973"/>
    </style:style>
    <style:style style:name="T12" style:family="text">
      <style:text-properties officeooo:rsid="0024e6ac"/>
    </style:style>
    <style:style style:name="T13" style:family="text">
      <style:text-properties officeooo:rsid="0025934e"/>
    </style:style>
    <style:style style:name="T14" style:family="text">
      <style:text-properties officeooo:rsid="0024e6ac" fo:background-color="#fff200" loext:char-shading-value="0"/>
    </style:style>
    <style:style style:name="T15" style:family="text">
      <style:text-properties officeooo:rsid="00355210" fo:background-color="#fff200" loext:char-shading-value="0"/>
    </style:style>
    <style:style style:name="T16" style:family="text">
      <style:text-properties officeooo:rsid="00427b58" fo:background-color="#fff200" loext:char-shading-value="0"/>
    </style:style>
    <style:style style:name="T17" style:family="text">
      <style:text-properties officeooo:rsid="00506821" fo:background-color="#fff200" loext:char-shading-value="0"/>
    </style:style>
    <style:style style:name="T18" style:family="text">
      <style:text-properties officeooo:rsid="0028b37a"/>
    </style:style>
    <style:style style:name="T19" style:family="text">
      <style:text-properties officeooo:rsid="0029713f"/>
    </style:style>
    <style:style style:name="T20" style:family="text">
      <style:text-properties officeooo:rsid="002cd6e3"/>
    </style:style>
    <style:style style:name="T21" style:family="text">
      <style:text-properties officeooo:rsid="002e5e8f"/>
    </style:style>
    <style:style style:name="T22" style:family="text">
      <style:text-properties officeooo:rsid="002ed26f"/>
    </style:style>
    <style:style style:name="T23" style:family="text">
      <style:text-properties officeooo:rsid="002fedc5"/>
    </style:style>
    <style:style style:name="T24" style:family="text">
      <style:text-properties officeooo:rsid="00309ff6"/>
    </style:style>
    <style:style style:name="T25" style:family="text">
      <style:text-properties officeooo:rsid="00320d41"/>
    </style:style>
    <style:style style:name="T26" style:family="text">
      <style:text-properties officeooo:rsid="00355210"/>
    </style:style>
    <style:style style:name="T27" style:family="text">
      <style:text-properties officeooo:rsid="0035e7df"/>
    </style:style>
    <style:style style:name="T28" style:family="text">
      <style:text-properties officeooo:rsid="0036994e"/>
    </style:style>
    <style:style style:name="T29" style:family="text">
      <style:text-properties officeooo:rsid="003a434e"/>
    </style:style>
    <style:style style:name="T30" style:family="text">
      <style:text-properties officeooo:rsid="003b9fa7"/>
    </style:style>
    <style:style style:name="T31" style:family="text">
      <style:text-properties officeooo:rsid="003deaf0"/>
    </style:style>
    <style:style style:name="T32" style:family="text">
      <style:text-properties officeooo:rsid="003eecff"/>
    </style:style>
    <style:style style:name="T33" style:family="text">
      <style:text-properties officeooo:rsid="0040dfb9"/>
    </style:style>
    <style:style style:name="T34" style:family="text">
      <style:text-properties officeooo:rsid="00426ca4"/>
    </style:style>
    <style:style style:name="T35" style:family="text">
      <style:text-properties officeooo:rsid="00427b58"/>
    </style:style>
    <style:style style:name="T36" style:family="text">
      <style:text-properties officeooo:rsid="00432e19"/>
    </style:style>
    <style:style style:name="T37" style:family="text">
      <style:text-properties officeooo:rsid="0044e8d2"/>
    </style:style>
    <style:style style:name="T38" style:family="text">
      <style:text-properties officeooo:rsid="0046dac2"/>
    </style:style>
    <style:style style:name="T39" style:family="text">
      <style:text-properties officeooo:rsid="0048bb7d"/>
    </style:style>
    <style:style style:name="T40" style:family="text">
      <style:text-properties officeooo:rsid="0049bced"/>
    </style:style>
    <style:style style:name="T41" style:family="text">
      <style:text-properties officeooo:rsid="004badb7"/>
    </style:style>
    <style:style style:name="T42" style:family="text">
      <style:text-properties officeooo:rsid="004cc0e5"/>
    </style:style>
    <style:style style:name="T43" style:family="text">
      <style:text-properties officeooo:rsid="004e32e7"/>
    </style:style>
    <style:style style:name="T44" style:family="text">
      <style:text-properties officeooo:rsid="004f7650"/>
    </style:style>
    <style:style style:name="T45" style:family="text">
      <style:text-properties officeooo:rsid="004f9f7e"/>
    </style:style>
    <style:style style:name="T46" style:family="text">
      <style:text-properties officeooo:rsid="00506821"/>
    </style:style>
    <style:style style:name="T47" style:family="text">
      <style:text-properties officeooo:rsid="0050d4af"/>
    </style:style>
    <style:style style:name="T48" style:family="text">
      <style:text-properties officeooo:rsid="005281d2"/>
    </style:style>
    <style:style style:name="T49" style:family="text">
      <style:text-properties officeooo:rsid="00546c46"/>
    </style:style>
    <style:style style:name="T50" style:family="text">
      <style:text-properties officeooo:rsid="0055a6cc"/>
    </style:style>
    <style:style style:name="T51" style:family="text">
      <style:text-properties officeooo:rsid="0055db9a"/>
    </style:style>
    <style:style style:name="T52" style:family="text">
      <style:text-properties officeooo:rsid="0055f64a"/>
    </style:style>
    <style:style style:name="T53" style:family="text">
      <style:text-properties officeooo:rsid="005605ba"/>
    </style:style>
    <style:style style:name="T54" style:family="text">
      <style:text-properties officeooo:rsid="0058b252"/>
    </style:style>
    <style:style style:name="T55" style:family="text">
      <style:text-properties officeooo:rsid="005aa471"/>
    </style:style>
    <style:style style:name="T56" style:family="text">
      <style:text-properties officeooo:rsid="005c2dd5"/>
    </style:style>
    <style:style style:name="T57" style:family="text">
      <style:text-properties officeooo:rsid="005d46c6"/>
    </style:style>
    <style:style style:name="T58" style:family="text">
      <style:text-properties officeooo:rsid="005ddf32"/>
    </style:style>
    <style:style style:name="T59" style:family="text">
      <style:text-properties officeooo:rsid="005ef3a3"/>
    </style:style>
    <style:style style:name="T60" style:family="text">
      <style:text-properties officeooo:rsid="005fdc67"/>
    </style:style>
    <style:style style:name="T61" style:family="text">
      <style:text-properties officeooo:rsid="00613bee"/>
    </style:style>
    <style:style style:name="T62" style:family="text">
      <style:text-properties officeooo:rsid="006486a7"/>
    </style:style>
    <style:style style:name="T63" style:family="text">
      <style:text-properties officeooo:rsid="00649826"/>
    </style:style>
    <style:style style:name="T64" style:family="text">
      <style:text-properties officeooo:rsid="006821ba"/>
    </style:style>
    <style:style style:name="T65" style:family="text">
      <style:text-properties officeooo:rsid="0068f197"/>
    </style:style>
    <style:style style:name="T66" style:family="text">
      <style:text-properties officeooo:rsid="006a737f"/>
    </style:style>
    <style:style style:name="T67" style:family="text">
      <style:text-properties officeooo:rsid="006bf5e5"/>
    </style:style>
    <style:style style:name="T68" style:family="text">
      <style:text-properties officeooo:rsid="006c2d41"/>
    </style:style>
    <style:style style:name="T69" style:family="text">
      <style:text-properties officeooo:rsid="0072a6ba"/>
    </style:style>
    <style:style style:name="T70" style:family="text">
      <style:text-properties officeooo:rsid="0076f1a9"/>
    </style:style>
    <style:style style:name="T71" style:family="text">
      <style:text-properties officeooo:rsid="007c8aae"/>
    </style:style>
    <style:style style:name="T72" style:family="text">
      <style:text-properties officeooo:rsid="007c8af9"/>
    </style:style>
    <style:style style:name="T73" style:family="text">
      <style:text-properties officeooo:rsid="007eaecb"/>
    </style:style>
    <style:style style:name="T74" style:family="text">
      <style:text-properties officeooo:rsid="007f9c48"/>
    </style:style>
    <style:style style:name="T75" style:family="text">
      <style:text-properties officeooo:rsid="0081638d"/>
    </style:style>
    <style:style style:name="T76" style:family="text">
      <style:text-properties officeooo:rsid="00822793"/>
    </style:style>
    <style:style style:name="T77" style:family="text">
      <style:text-properties officeooo:rsid="008364e3"/>
    </style:style>
    <style:style style:name="T78" style:family="text">
      <style:text-properties officeooo:rsid="0085220d"/>
    </style:style>
    <style:style style:name="T79" style:family="text">
      <style:text-properties officeooo:rsid="0086f46f"/>
    </style:style>
    <style:style style:name="T80" style:family="text">
      <style:text-properties officeooo:rsid="000519ae"/>
    </style:style>
    <style:style style:name="T81" style:family="text">
      <style:text-properties officeooo:rsid="008853c8"/>
    </style:style>
    <style:style style:name="T82" style:family="text">
      <style:text-properties officeooo:rsid="008a28db"/>
    </style:style>
    <style:style style:name="T83" style:family="text">
      <style:text-properties officeooo:rsid="008a983d"/>
    </style:style>
    <style:style style:name="T84" style:family="text">
      <style:text-properties officeooo:rsid="008adadd"/>
    </style:style>
    <style:style style:name="T85" style:family="text">
      <style:text-properties officeooo:rsid="008adadd" fo:background-color="#66ff00" loext:char-shading-value="0"/>
    </style:style>
    <style:style style:name="T86" style:family="text">
      <style:text-properties officeooo:rsid="008c8d66"/>
    </style:style>
    <style:style style:name="T87" style:family="text">
      <style:text-properties officeooo:rsid="008d6e85"/>
    </style:style>
    <style:style style:name="T88" style:family="text">
      <style:text-properties officeooo:rsid="00908680"/>
    </style:style>
    <style:style style:name="T89" style:family="text">
      <style:text-properties officeooo:rsid="0090a79b"/>
    </style:style>
    <style:style style:name="T90" style:family="text">
      <style:text-properties officeooo:rsid="00917c95"/>
    </style:style>
    <style:style style:name="T91" style:family="text">
      <style:text-properties officeooo:rsid="0092a4b7"/>
    </style:style>
    <style:style style:name="T92" style:family="text">
      <style:text-properties officeooo:rsid="00908680" fo:background-color="#ffff00" loext:char-shading-value="0"/>
    </style:style>
    <style:style style:name="T93" style:family="text">
      <style:text-properties officeooo:rsid="00a46121" fo:background-color="#ffff00" loext:char-shading-value="0"/>
    </style:style>
    <style:style style:name="T94" style:family="text">
      <style:text-properties officeooo:rsid="00b07d59" fo:background-color="#ffff00" loext:char-shading-value="0"/>
    </style:style>
    <style:style style:name="T95" style:family="text">
      <style:text-properties officeooo:rsid="00938fbd"/>
    </style:style>
    <style:style style:name="T96" style:family="text">
      <style:text-properties officeooo:rsid="00941390"/>
    </style:style>
    <style:style style:name="T97" style:family="text">
      <style:text-properties officeooo:rsid="00959e86"/>
    </style:style>
    <style:style style:name="T98" style:family="text">
      <style:text-properties officeooo:rsid="0097e46e"/>
    </style:style>
    <style:style style:name="T99" style:family="text">
      <style:text-properties officeooo:rsid="0099484f"/>
    </style:style>
    <style:style style:name="T100" style:family="text">
      <style:text-properties officeooo:rsid="009b2778"/>
    </style:style>
    <style:style style:name="T101" style:family="text">
      <style:text-properties officeooo:rsid="009c3761"/>
    </style:style>
    <style:style style:name="T102" style:family="text">
      <style:text-properties officeooo:rsid="009e251c"/>
    </style:style>
    <style:style style:name="T103" style:family="text">
      <style:text-properties officeooo:rsid="009f52ab"/>
    </style:style>
    <style:style style:name="T104" style:family="text">
      <style:text-properties officeooo:rsid="00a2dd5a"/>
    </style:style>
    <style:style style:name="T105" style:family="text">
      <style:text-properties officeooo:rsid="00a46121"/>
    </style:style>
    <style:style style:name="T106" style:family="text">
      <style:text-properties officeooo:rsid="00a6268e"/>
    </style:style>
    <style:style style:name="T107" style:family="text">
      <style:text-properties officeooo:rsid="00a79ac2"/>
    </style:style>
    <style:style style:name="T108" style:family="text">
      <style:text-properties officeooo:rsid="00a9bc52"/>
    </style:style>
    <style:style style:name="T109" style:family="text">
      <style:text-properties officeooo:rsid="00aba174"/>
    </style:style>
    <style:style style:name="T110" style:family="text">
      <style:text-properties officeooo:rsid="00ad8b08"/>
    </style:style>
    <style:style style:name="T111" style:family="text">
      <style:text-properties fo:background-color="#66ff66" loext:char-shading-value="0"/>
    </style:style>
    <style:style style:name="T112" style:family="text">
      <style:text-properties officeooo:rsid="00a46121" fo:background-color="#66ff66" loext:char-shading-value="0"/>
    </style:style>
    <style:style style:name="T113" style:family="text">
      <style:text-properties officeooo:rsid="00b07d59" fo:background-color="#66ff66" loext:char-shading-value="0"/>
    </style:style>
    <style:style style:name="T114" style:family="text">
      <style:text-properties officeooo:rsid="0097e46e" fo:background-color="#66ff66" loext:char-shading-value="0"/>
    </style:style>
    <style:style style:name="T115" style:family="text">
      <style:text-properties officeooo:rsid="0097e46e" fo:background-color="#66ff66" loext:char-shading-value="0"/>
    </style:style>
    <style:style style:name="T116" style:family="text">
      <style:text-properties fo:background-color="#66ff66" loext:char-shading-value="0"/>
    </style:style>
    <style:style style:name="T117" style:family="text">
      <style:text-properties officeooo:rsid="00b5f7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cessing of instruction: <text:span text:style-name="T2">TEMPLATE</text:span> </text:p>
      <text:p text:style-name="P1"/>
      <text:p text:style-name="P3">Pipeline Signals:</text:p>
      <text:p text:style-name="P6"/>
      <table:table table:name="Table1" table:style-name="Table1">
        <table:table-column table:style-name="Table1.A" table:number-columns-repeated="5"/>
        <table:table-column table:style-name="Table1.F"/>
        <table:table-row table:style-name="Table1.1">
          <table:table-cell table:style-name="Table1.A1" office:value-type="string">
            <text:p text:style-name="P40">CLOCK</text:p>
          </table:table-cell>
          <table:table-cell table:style-name="Table1.A1" office:value-type="string">
            <text:p text:style-name="P40">1</text:p>
          </table:table-cell>
          <table:table-cell table:style-name="Table1.A1" office:value-type="string">
            <text:p text:style-name="P40">2</text:p>
          </table:table-cell>
          <table:table-cell table:style-name="Table1.A1" office:value-type="string">
            <text:p text:style-name="P40">3</text:p>
          </table:table-cell>
          <table:table-cell table:style-name="Table1.A1" office:value-type="string">
            <text:p text:style-name="P40">4</text:p>
          </table:table-cell>
          <table:table-cell table:style-name="Table1.F1" office:value-type="string">
            <text:p text:style-name="P40">5</text:p>
          </table:table-cell>
        </table:table-row>
        <table:table-row table:style-name="Table1.1">
          <table:table-cell table:style-name="Table1.A2" office:value-type="string">
            <text:p text:style-name="P10">FETCH</text:p>
          </table:table-cell>
          <table:table-cell table:style-name="Table1.A2" office:value-type="string">
            <text:p text:style-name="P10">Inst: <text:span text:style-name="T3">addq %rax, %rbx</text:span></text:p>
            <text:p text:style-name="P10"/>
            <text:p text:style-name="P10">F_predPC = <text:span text:style-name="T4">0</text:span></text:p>
            <text:p text:style-name="P10">f_pc = <text:span text:style-name="T5">0</text:span></text:p>
            <text:p text:style-name="P10">f_stat = <text:span text:style-name="T6">SAOK</text:span></text:p>
            <text:p text:style-name="P10">f_icode = <text:span text:style-name="T6">0x6</text:span></text:p>
            <text:p text:style-name="P10">f_ifun = <text:span text:style-name="T6">0x0</text:span></text:p>
            <text:p text:style-name="P10">f_rA = <text:span text:style-name="T6">0x0</text:span></text:p>
            <text:p text:style-name="P10">f_rB = <text:span text:style-name="T6">0x3</text:span></text:p>
            <text:p text:style-name="P10">f_valC = <text:span text:style-name="T7">0xNULL</text:span></text:p>
            <text:p text:style-name="P10">f_valP = <text:span text:style-name="T7">0x2</text:span></text:p>
            <text:p text:style-name="P44">f_predPC = <text:span text:style-name="T7">0x2</text:span></text:p>
          </table:table-cell>
          <table:table-cell table:style-name="Table1.A2" office:value-type="string">
            <text:p text:style-name="P10">Inst: <text:span text:style-name="T20">rrmvq %rax, %rbx</text:span></text:p>
            <text:p text:style-name="P10"/>
            <text:p text:style-name="P10">F_predPC = <text:span text:style-name="T20">0</text:span></text:p>
            <text:p text:style-name="P10">f_pc = <text:span text:style-name="T20">0</text:span></text:p>
            <text:p text:style-name="P10">f_stat = <text:span text:style-name="T20">SAOK</text:span></text:p>
            <text:p text:style-name="P10">f_icode = <text:span text:style-name="T20">0x2</text:span></text:p>
            <text:p text:style-name="P10">f_ifun = <text:span text:style-name="T20">0x0</text:span></text:p>
            <text:p text:style-name="P10">f_rA = <text:span text:style-name="T20">0x0</text:span></text:p>
            <text:p text:style-name="P10">f_rB = <text:span text:style-name="T20">0x3</text:span></text:p>
            <text:p text:style-name="P10">f_valC = <text:span text:style-name="T20">0x</text:span>NULL</text:p>
            <text:p text:style-name="P10">f_valP = <text:span text:style-name="T21">0x2</text:span></text:p>
            <text:p text:style-name="P44">f_predPC = <text:span text:style-name="T21">0x2</text:span></text:p>
          </table:table-cell>
          <table:table-cell table:style-name="Table1.A2" office:value-type="string">
            <text:p text:style-name="P10">Inst: <text:span text:style-name="T31">irmovq 101, %rax</text:span></text:p>
            <text:p text:style-name="P10"/>
            <text:p text:style-name="P10">F_predPC = <text:span text:style-name="T31">0</text:span></text:p>
            <text:p text:style-name="P10">f_pc = <text:span text:style-name="T31">0</text:span></text:p>
            <text:p text:style-name="P10">f_stat = <text:span text:style-name="T31">SAOK</text:span></text:p>
            <text:p text:style-name="P10">f_icode = <text:span text:style-name="T31">0x3</text:span></text:p>
            <text:p text:style-name="P10">f_ifun = <text:span text:style-name="T31">0x0</text:span></text:p>
            <text:p text:style-name="P10">f_rA = <text:span text:style-name="T31">0xF</text:span></text:p>
            <text:p text:style-name="P10">f_rB = <text:span text:style-name="T31">0x0</text:span></text:p>
            <text:p text:style-name="P10">f_valC = <text:span text:style-name="T31">101</text:span></text:p>
            <text:p text:style-name="P10">f_valP = <text:span text:style-name="T31">0x9</text:span></text:p>
            <text:p text:style-name="P44">f_predPC = <text:span text:style-name="T31">0x9</text:span></text:p>
          </table:table-cell>
          <table:table-cell table:style-name="Table1.A2" office:value-type="string">
            <text:p text:style-name="P10">Inst: <text:span text:style-name="T42">rmmovq %rax, 10(%rbx)</text:span></text:p>
            <text:p text:style-name="P10">F_predPC = <text:span text:style-name="T43">0</text:span></text:p>
            <text:p text:style-name="P10">f_pc = <text:span text:style-name="T43">0</text:span></text:p>
            <text:p text:style-name="P10">f_stat = <text:span text:style-name="T43">SAOK</text:span></text:p>
            <text:p text:style-name="P10">f_icode = <text:span text:style-name="T44">0x4</text:span></text:p>
            <text:p text:style-name="P10">f_ifun = <text:span text:style-name="T44">0x0</text:span></text:p>
            <text:p text:style-name="P10">f_rA = <text:span text:style-name="T44">0x0</text:span></text:p>
            <text:p text:style-name="P10">f_rB = <text:span text:style-name="T44">0x3</text:span></text:p>
            <text:p text:style-name="P10">f_valC = <text:span text:style-name="T44">10</text:span></text:p>
            <text:p text:style-name="P10">f_valP = <text:span text:style-name="T44">0x9</text:span></text:p>
            <text:p text:style-name="P44">f_predPC = <text:span text:style-name="T44">0x9</text:span></text:p>
          </table:table-cell>
          <table:table-cell table:style-name="Table1.F2" office:value-type="string">
            <text:p text:style-name="P10">Inst: <text:span text:style-name="T50">mrmovq 10(%rbx), %rax</text:span></text:p>
            <text:p text:style-name="P10">F_predPC = <text:span text:style-name="T51">0</text:span></text:p>
            <text:p text:style-name="P10">f_pc = <text:span text:style-name="T51">0</text:span></text:p>
            <text:p text:style-name="P10">f_stat = <text:span text:style-name="T51">SAOK</text:span></text:p>
            <text:p text:style-name="P10">f_icode = <text:span text:style-name="T51">0x5</text:span></text:p>
            <text:p text:style-name="P10">f_ifun = <text:span text:style-name="T51">0x0</text:span></text:p>
            <text:p text:style-name="P10">f_rA = <text:span text:style-name="T51">0x0</text:span></text:p>
            <text:p text:style-name="P10">f_rB = <text:span text:style-name="T51">0x3</text:span></text:p>
            <text:p text:style-name="P10">f_valC = <text:span text:style-name="T51">10</text:span></text:p>
            <text:p text:style-name="P10">f_valP = <text:span text:style-name="T51">0x9</text:span></text:p>
            <text:p text:style-name="P44">f_predPC = <text:span text:style-name="T51">0x9</text:span></text:p>
          </table:table-cell>
        </table:table-row>
        <table:table-row table:style-name="Table1.1">
          <table:table-cell table:style-name="Table1.A2" office:value-type="string">
            <text:p text:style-name="P10">DECODE</text:p>
          </table:table-cell>
          <table:table-cell table:style-name="Table1.A2" office:value-type="string">
            <text:p text:style-name="P42">Inst:</text:p>
            <text:p text:style-name="P11">D_stat = <text:span text:style-name="T6">SAOK</text:span></text:p>
            <text:p text:style-name="P11">D_icode = <text:span text:style-name="T6">0x6</text:span></text:p>
            <text:p text:style-name="P11">D_ifun = <text:span text:style-name="T6">0x0</text:span></text:p>
            <text:p text:style-name="P16">D_rA = <text:span text:style-name="T6">0x0</text:span></text:p>
            <text:p text:style-name="P16">D_rB = <text:span text:style-name="T6">0x3</text:span></text:p>
            <text:p text:style-name="P11">D_valC = <text:span text:style-name="T7">0xNULL</text:span></text:p>
            <text:p text:style-name="P16">D_valP = <text:span text:style-name="T7">0x2</text:span></text:p>
            <text:p text:style-name="P16">d_rvalA = <text:span text:style-name="T6">0xFF</text:span></text:p>
            <text:p text:style-name="P16">d_rvalB = <text:span text:style-name="T6">0xEE</text:span></text:p>
            <text:p text:style-name="P16">d_dstE = <text:span text:style-name="T6">0x3</text:span></text:p>
            <text:p text:style-name="P15">d_dstM = <text:span text:style-name="T8">RNONE</text:span></text:p>
            <text:p text:style-name="P15">d_srcA = <text:span text:style-name="T9">0x0</text:span></text:p>
            <text:p text:style-name="P15">d_srcB = <text:span text:style-name="T9">0x3</text:span></text:p>
            <text:p text:style-name="P49">d_valA = <text:span text:style-name="T10">0xFF</text:span></text:p>
            <text:p text:style-name="P49">d_valB = <text:span text:style-name="T10">0xEE</text:span></text:p>
          </table:table-cell>
          <table:table-cell table:style-name="Table1.A2" office:value-type="string">
            <text:p text:style-name="P42">Inst:</text:p>
            <text:p text:style-name="P12">D_stat = <text:span text:style-name="T20">SAOK</text:span></text:p>
            <text:p text:style-name="P10">D_icode = <text:span text:style-name="T22">0x2</text:span></text:p>
            <text:p text:style-name="P10">D_ifun = <text:span text:style-name="T22">0x0</text:span></text:p>
            <text:p text:style-name="P15">D_rA = <text:span text:style-name="T22">0x0</text:span></text:p>
            <text:p text:style-name="P15">D_rB = <text:span text:style-name="T22">0x3</text:span></text:p>
            <text:p text:style-name="P10">D_valC = <text:span text:style-name="T23">0x</text:span>NULL</text:p>
            <text:p text:style-name="P15">D_valP = <text:span text:style-name="T23">0x2</text:span></text:p>
            <text:p text:style-name="P15">d_rvalA = <text:span text:style-name="T23">0xFF</text:span></text:p>
            <text:p text:style-name="P15">d_rvalB = <text:span text:style-name="T24">0xNULL</text:span></text:p>
            <text:p text:style-name="P15">d_dstE = <text:span text:style-name="T23">0x3</text:span></text:p>
            <text:p text:style-name="P15">d_dstM = <text:span text:style-name="T23">RNONE</text:span></text:p>
            <text:p text:style-name="P15">d_srcA = <text:span text:style-name="T23">0x0</text:span></text:p>
            <text:p text:style-name="P15">d_srcB = <text:span text:style-name="T23">RNONE</text:span></text:p>
            <text:p text:style-name="P56">d_valA = 0xFF</text:p>
            <text:p text:style-name="P56">d_valB = 0xNULL</text:p>
          </table:table-cell>
          <table:table-cell table:style-name="Table1.A2" office:value-type="string">
            <text:p text:style-name="P42">Inst:</text:p>
            <text:p text:style-name="P13">D_stat = <text:span text:style-name="T31">SAOK</text:span></text:p>
            <text:p text:style-name="P10">D_icode = <text:span text:style-name="T31">0x3</text:span></text:p>
            <text:p text:style-name="P10">D_ifun = <text:span text:style-name="T31">0x0</text:span></text:p>
            <text:p text:style-name="P15">D_rA = <text:span text:style-name="T31">0xF</text:span></text:p>
            <text:p text:style-name="P15">D_rB = <text:span text:style-name="T31">0x0</text:span></text:p>
            <text:p text:style-name="P10">D_valC = <text:span text:style-name="T31">101</text:span></text:p>
            <text:p text:style-name="P15">D_valP = <text:span text:style-name="T31">0x9</text:span></text:p>
            <text:p text:style-name="P15">d_rvalA = <text:span text:style-name="T32">0xNULL</text:span></text:p>
            <text:p text:style-name="P20">d_rvalB = <text:span text:style-name="T32">0xNULL</text:span></text:p>
            <text:p text:style-name="P15">d_dstE = <text:span text:style-name="T32">0x0</text:span></text:p>
            <text:p text:style-name="P15">d_dstM = <text:span text:style-name="T32">RNONE</text:span></text:p>
            <text:p text:style-name="P15">d_srcA = <text:span text:style-name="T32">RNONE</text:span></text:p>
            <text:p text:style-name="P15">d_srcB = <text:span text:style-name="T32">RNONE</text:span></text:p>
            <text:p text:style-name="P60">d_valA = <text:span text:style-name="T33">0xNULL</text:span></text:p>
            <text:p text:style-name="P60">d_valB = <text:span text:style-name="T33">0xNULL</text:span></text:p>
          </table:table-cell>
          <table:table-cell table:style-name="Table1.A2" office:value-type="string">
            <text:p text:style-name="P42">Inst:</text:p>
            <text:p text:style-name="P10">D_stat = <text:span text:style-name="T45">SAOK</text:span></text:p>
            <text:p text:style-name="P10">D_icode = <text:span text:style-name="T46">0x4</text:span></text:p>
            <text:p text:style-name="P10">D_ifun = <text:span text:style-name="T46">0x0</text:span></text:p>
            <text:p text:style-name="P15">D_rA = <text:span text:style-name="T46">0x0</text:span></text:p>
            <text:p text:style-name="P15">D_rB = <text:span text:style-name="T46">0x3</text:span></text:p>
            <text:p text:style-name="P10">D_valC = <text:span text:style-name="T46">10</text:span></text:p>
            <text:p text:style-name="P15">D_valP = <text:span text:style-name="T46">0x9</text:span></text:p>
            <text:p text:style-name="P15">d_rvalA = <text:span text:style-name="T46">0xFF</text:span></text:p>
            <text:p text:style-name="P15">d_rvalB = <text:span text:style-name="T46">0xEE</text:span></text:p>
            <text:p text:style-name="P15">d_dstE = <text:span text:style-name="T46">RNONE</text:span></text:p>
            <text:p text:style-name="P15">d_dstM = <text:span text:style-name="T46">RNONE</text:span></text:p>
            <text:p text:style-name="P15">d_srcA = <text:span text:style-name="T46">0x0</text:span></text:p>
            <text:p text:style-name="P15">d_srcB = <text:span text:style-name="T46">0x3</text:span></text:p>
            <text:p text:style-name="P64">d_valA = 0xFF</text:p>
            <text:p text:style-name="P64">d_valB = 0xEE</text:p>
          </table:table-cell>
          <table:table-cell table:style-name="Table1.F2" office:value-type="string">
            <text:p text:style-name="P42">Inst:</text:p>
            <text:p text:style-name="P10">D_stat = <text:span text:style-name="T52">SAOK</text:span></text:p>
            <text:p text:style-name="P10">D_icode = <text:span text:style-name="T52">0x5</text:span></text:p>
            <text:p text:style-name="P10">D_ifun = <text:span text:style-name="T52">0x0</text:span></text:p>
            <text:p text:style-name="P15">D_rA = <text:span text:style-name="T52">0x0</text:span></text:p>
            <text:p text:style-name="P15">D_rB = <text:span text:style-name="T52">0x3</text:span></text:p>
            <text:p text:style-name="P10">D_valC = <text:span text:style-name="T52">10</text:span></text:p>
            <text:p text:style-name="P15">D_valP = <text:span text:style-name="T52">0x9</text:span></text:p>
            <text:p text:style-name="P15">d_rvalA = <text:span text:style-name="T52">0x</text:span>NULL</text:p>
            <text:p text:style-name="P15">d_rvalB = <text:span text:style-name="T52">0xEE</text:span></text:p>
            <text:p text:style-name="P15">d_dstE = <text:span text:style-name="T52">NONE</text:span></text:p>
            <text:p text:style-name="P15">d_dstM = <text:span text:style-name="T52">0x0</text:span></text:p>
            <text:p text:style-name="P15">d_srcA = <text:span text:style-name="T52">RNONE</text:span></text:p>
            <text:p text:style-name="P15">d_srcB = <text:span text:style-name="T52">0x3</text:span></text:p>
            <text:p text:style-name="P65">d_valA = <text:span text:style-name="T53">0xNULL</text:span></text:p>
            <text:p text:style-name="P65">d_valB = <text:span text:style-name="T53">0xEE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10">EXECUTE</text:p>
          </table:table-cell>
          <table:table-cell table:style-name="Table1.A2" office:value-type="string">
            <text:p text:style-name="P42">Inst:</text:p>
            <text:p text:style-name="P17">E_stat = <text:span text:style-name="T6">SAOK</text:span></text:p>
            <text:p text:style-name="P17">E_icode = <text:span text:style-name="T6">0x6</text:span></text:p>
            <text:p text:style-name="P17">E_ifun = <text:span text:style-name="T6">0x0</text:span></text:p>
            <text:p text:style-name="P17">E_valC = <text:span text:style-name="T7">0xNULL</text:span></text:p>
            <text:p text:style-name="P17">E_valA = <text:span text:style-name="T10">0xFF</text:span></text:p>
            <text:p text:style-name="P17">E_valB = <text:span text:style-name="T10">0xEE</text:span></text:p>
            <text:p text:style-name="P17">E_dstE = <text:span text:style-name="T6">0x3</text:span></text:p>
            <text:p text:style-name="P17">E_dstM = <text:span text:style-name="T8">RNONE</text:span></text:p>
            <text:p text:style-name="P46">E_srcA = <text:span text:style-name="T10">0x0</text:span></text:p>
            <text:p text:style-name="P46">E_srcB = <text:span text:style-name="T10">0x3</text:span></text:p>
            <text:p text:style-name="P54">e_Cnd = <text:span text:style-name="T12">0x0</text:span></text:p>
            <text:p text:style-name="P23">e_valE = <text:span text:style-name="T13">0x1ED</text:span></text:p>
            <text:p text:style-name="P23">e_dstE = <text:span text:style-name="T12">0x3</text:span></text:p>
            <text:p text:style-name="P51">e_SetCC = 0x1</text:p>
            <text:p text:style-name="P52">e_ALUA = <text:span text:style-name="T10">0xFF</text:span></text:p>
            <text:p text:style-name="P52">e_ALUB = <text:span text:style-name="T10">0xEE</text:span></text:p>
            <text:p text:style-name="P51">e_ALUfun = <text:span text:style-name="T11">0x0</text:span></text:p>
          </table:table-cell>
          <table:table-cell table:style-name="Table1.A2" office:value-type="string">
            <text:p text:style-name="P42">Inst:</text:p>
            <text:p text:style-name="P18">E_stat = <text:span text:style-name="T20">SAOK</text:span></text:p>
            <text:p text:style-name="P18">E_icode = <text:span text:style-name="T22">0x2</text:span></text:p>
            <text:p text:style-name="P18">E_ifun = <text:span text:style-name="T22">0x0</text:span></text:p>
            <text:p text:style-name="P18">E_valC = <text:span text:style-name="T23">0xNULL</text:span></text:p>
            <text:p text:style-name="P18">E_valA = <text:span text:style-name="T25">0xFF</text:span></text:p>
            <text:p text:style-name="P18">E_valB = <text:span text:style-name="T24">0xNULL</text:span></text:p>
            <text:p text:style-name="P19">E_dstE = <text:span text:style-name="T23">0x3</text:span></text:p>
            <text:p text:style-name="P19">E_dstM = <text:span text:style-name="T23">RNONE</text:span></text:p>
            <text:p text:style-name="P47">E_srcA = <text:span text:style-name="T23">0x0</text:span></text:p>
            <text:p text:style-name="P47">E_srcB = <text:span text:style-name="T23">RNONE</text:span></text:p>
            <text:p text:style-name="P54">e_Cnd = <text:span text:style-name="T26">0x0</text:span></text:p>
            <text:p text:style-name="P23">e_valE = <text:span text:style-name="T28">0xFF</text:span></text:p>
            <text:p text:style-name="P23">e_dstE = <text:span text:style-name="T28">0x3</text:span></text:p>
            <text:p text:style-name="P58">e_SetCC = 0x0</text:p>
            <text:p text:style-name="P58">e_ALUA = <text:span text:style-name="T27">0xFF</text:span></text:p>
            <text:p text:style-name="P58">e_ALUB = <text:span text:style-name="T27">0x0</text:span></text:p>
            <text:p text:style-name="P58">e_ALUfun = <text:span text:style-name="T27">0x0</text:span></text:p>
          </table:table-cell>
          <table:table-cell table:style-name="Table1.A2" office:value-type="string">
            <text:p text:style-name="P42">Inst:</text:p>
            <text:p text:style-name="P21">E_stat = <text:span text:style-name="T31">SAOK</text:span></text:p>
            <text:p text:style-name="P15">E_icode = <text:span text:style-name="T34">0x3</text:span></text:p>
            <text:p text:style-name="P15">E_ifun = <text:span text:style-name="T34">0x0</text:span></text:p>
            <text:p text:style-name="P15">E_valC = <text:span text:style-name="T34">101</text:span></text:p>
            <text:p text:style-name="P15">E_valA = <text:span text:style-name="T34">0xNULL</text:span></text:p>
            <text:p text:style-name="P15">E_valB = <text:span text:style-name="T34">0xNULL</text:span></text:p>
            <text:p text:style-name="P15">E_dstE = <text:span text:style-name="T34">0x0</text:span></text:p>
            <text:p text:style-name="P15">E_dstM = <text:span text:style-name="T34">RNONE</text:span></text:p>
            <text:p text:style-name="P46">E_srcA = <text:span text:style-name="T35">RNONE</text:span></text:p>
            <text:p text:style-name="P46">E_srcB = <text:span text:style-name="T35">RNONE</text:span></text:p>
            <text:p text:style-name="P54">e_Cnd = <text:span text:style-name="T35">0x0</text:span></text:p>
            <text:p text:style-name="P23">e_valE = <text:span text:style-name="T37">101</text:span></text:p>
            <text:p text:style-name="P23">e_dstE = <text:span text:style-name="T37">0x0</text:span></text:p>
            <text:p text:style-name="P62">e_SetCC = 0x0</text:p>
            <text:p text:style-name="P62">e_ALUA = 101</text:p>
            <text:p text:style-name="P62">e_ALUB = 0</text:p>
            <text:p text:style-name="P62">e_ALUfun = 0x0 </text:p>
          </table:table-cell>
          <table:table-cell table:style-name="Table1.A2" office:value-type="string">
            <text:p text:style-name="P42">Inst:</text:p>
            <text:p text:style-name="P15">E_stat = <text:span text:style-name="T46">SAOK</text:span></text:p>
            <text:p text:style-name="P15">E_icode = <text:span text:style-name="T46">0x4</text:span></text:p>
            <text:p text:style-name="P15">E_ifun = <text:span text:style-name="T46">0x0</text:span></text:p>
            <text:p text:style-name="P15">E_valC = <text:span text:style-name="T46">10</text:span></text:p>
            <text:p text:style-name="P15">E_valA = <text:span text:style-name="T46">0xFF</text:span></text:p>
            <text:p text:style-name="P15">E_valB = <text:span text:style-name="T46">0xEE</text:span></text:p>
            <text:p text:style-name="P15">E_dstE = <text:span text:style-name="T46">RNONE</text:span></text:p>
            <text:p text:style-name="P15">E_dstM = <text:span text:style-name="T46">RNONE</text:span></text:p>
            <text:p text:style-name="P46">E_srcA = <text:span text:style-name="T46">0x0</text:span></text:p>
            <text:p text:style-name="P46">E_srcB = <text:span text:style-name="T46">0x3</text:span></text:p>
            <text:p text:style-name="P54">e_Cnd = <text:span text:style-name="T46">0x0</text:span></text:p>
            <text:p text:style-name="P23">e_valE = <text:span text:style-name="T47">0xF8</text:span></text:p>
            <text:p text:style-name="P23">e_dstE = <text:span text:style-name="T47">RNONE</text:span></text:p>
            <text:p text:style-name="P64">e_SetCC = 0x0</text:p>
            <text:p text:style-name="P64">e_ALUA = 10</text:p>
            <text:p text:style-name="P64">e_ALUB = 0xEE</text:p>
            <text:p text:style-name="P64">e_ALUfun = 0x0</text:p>
          </table:table-cell>
          <table:table-cell table:style-name="Table1.F2" office:value-type="string">
            <text:p text:style-name="P42">Inst:</text:p>
            <text:p text:style-name="P15">E_stat = <text:span text:style-name="T54">SAOK</text:span></text:p>
            <text:p text:style-name="P15">E_icode = <text:span text:style-name="T54">0x5</text:span></text:p>
            <text:p text:style-name="P15">E_ifun = <text:span text:style-name="T54">0x0</text:span></text:p>
            <text:p text:style-name="P15">E_valC = <text:span text:style-name="T54">10</text:span></text:p>
            <text:p text:style-name="P15">E_valA = <text:span text:style-name="T54">0x</text:span>NULL</text:p>
            <text:p text:style-name="P15">E_valB = <text:span text:style-name="T54">0xEE</text:span></text:p>
            <text:p text:style-name="P15">E_dstE = <text:span text:style-name="T54">RNONE</text:span></text:p>
            <text:p text:style-name="P15">E_dstM = <text:span text:style-name="T54">0x0</text:span></text:p>
            <text:p text:style-name="P46">E_srcA = <text:span text:style-name="T55">RNONE</text:span></text:p>
            <text:p text:style-name="P46">E_srcB = <text:span text:style-name="T55">0x3</text:span></text:p>
            <text:p text:style-name="P54">e_Cnd = <text:span text:style-name="T55">0x0</text:span></text:p>
            <text:p text:style-name="P23">e_valE = <text:span text:style-name="T57">0xF8</text:span></text:p>
            <text:p text:style-name="P23">e_dstE = <text:span text:style-name="T55">RNONE</text:span></text:p>
            <text:p text:style-name="P66">e_SetCC = <text:span text:style-name="T55">0x0</text:span></text:p>
            <text:p text:style-name="P66">e_ALUA = <text:span text:style-name="T56">10</text:span></text:p>
            <text:p text:style-name="P66">e_ALUB = <text:span text:style-name="T56">0xEE</text:span></text:p>
            <text:p text:style-name="P66">e_ALUfun = <text:span text:style-name="T56">0x0</text:span> </text:p>
          </table:table-cell>
        </table:table-row>
        <table:table-row table:style-name="Table1.1">
          <table:table-cell table:style-name="Table1.A2" office:value-type="string">
            <text:p text:style-name="P10">MEMEORY</text:p>
          </table:table-cell>
          <table:table-cell table:style-name="Table1.A2" office:value-type="string">
            <text:p text:style-name="P42">Inst:</text:p>
            <text:p text:style-name="P24">M_stat = <text:span text:style-name="T6">SAOK</text:span></text:p>
            <text:p text:style-name="P24">M_icode = <text:span text:style-name="T6">0x6</text:span></text:p>
            <text:p text:style-name="P24">M_Cnd = <text:span text:style-name="T14">0x0</text:span></text:p>
            <text:p text:style-name="P24">M_valE = <text:span text:style-name="T13">0x1ED</text:span></text:p>
            <text:p text:style-name="P24">M_valA = <text:span text:style-name="T10">0xFF</text:span></text:p>
            <text:p text:style-name="P24">M_dstE = <text:span text:style-name="T12">0x3</text:span></text:p>
            <text:p text:style-name="P24">M_dstM = <text:span text:style-name="T8">RNONE</text:span></text:p>
            <text:p text:style-name="P23">m_read = <text:span text:style-name="T18">0x0</text:span></text:p>
            <text:p text:style-name="P23">m_write = <text:span text:style-name="T18">0x0</text:span></text:p>
            <text:p text:style-name="P23">m_Addr = <text:span text:style-name="T18">0xNULL</text:span></text:p>
            <text:p text:style-name="P23">m_datain = <text:span text:style-name="T19">0xFF</text:span></text:p>
            <text:p text:style-name="P23">m_dataout = <text:span text:style-name="T19">0xNULL</text:span></text:p>
            <text:p text:style-name="P23">dmem_error = <text:span text:style-name="T19">0x0</text:span></text:p>
            <text:p text:style-name="P23">m_stat = <text:span text:style-name="T19">SAOK</text:span></text:p>
          </table:table-cell>
          <table:table-cell table:style-name="Table1.A2" office:value-type="string">
            <text:p text:style-name="P42">Inst:</text:p>
            <text:p text:style-name="P26">M_stat = <text:span text:style-name="T20">SAOK</text:span></text:p>
            <text:p text:style-name="P26">M_icode = <text:span text:style-name="T22">0x2</text:span></text:p>
            <text:p text:style-name="P26">M_Cnd = <text:span text:style-name="T15">0x0</text:span></text:p>
            <text:p text:style-name="P26">M_valE = <text:span text:style-name="T28">0xFF</text:span></text:p>
            <text:p text:style-name="P26">M_valA = <text:span text:style-name="T25">0xFF</text:span></text:p>
            <text:p text:style-name="P27">M_dstE = <text:span text:style-name="T23">0x3</text:span></text:p>
            <text:p text:style-name="P27">M_dstM = <text:span text:style-name="T23">RNONE</text:span></text:p>
            <text:p text:style-name="P23">m_read = <text:span text:style-name="T29">0x0</text:span></text:p>
            <text:p text:style-name="P23">m_write = <text:span text:style-name="T29">0x0</text:span></text:p>
            <text:p text:style-name="P23">m_Addr = <text:span text:style-name="T29">0x</text:span>NULL</text:p>
            <text:p text:style-name="P23">m_datain = <text:span text:style-name="T29">0xFF</text:span></text:p>
            <text:p text:style-name="P23">m_dataout = <text:span text:style-name="T29">0xNULL</text:span></text:p>
            <text:p text:style-name="P23">dmem_error = <text:span text:style-name="T29">0x0</text:span></text:p>
            <text:p text:style-name="P23">m_stat = <text:span text:style-name="T29">SAOK</text:span></text:p>
          </table:table-cell>
          <table:table-cell table:style-name="Table1.A2" office:value-type="string">
            <text:p text:style-name="P42">Inst:</text:p>
            <text:p text:style-name="P29">M_stat = <text:span text:style-name="T31">SAOK</text:span></text:p>
            <text:p text:style-name="P23">M_icode = <text:span text:style-name="T36">0x3</text:span></text:p>
            <text:p text:style-name="P29">M_Cnd = <text:span text:style-name="T16">0x0</text:span></text:p>
            <text:p text:style-name="P23">M_valE = <text:span text:style-name="T38">101</text:span></text:p>
            <text:p text:style-name="P23">M_valA = <text:span text:style-name="T38">0xNULL</text:span></text:p>
            <text:p text:style-name="P23">M_dstE = <text:span text:style-name="T39">0x0</text:span></text:p>
            <text:p text:style-name="P23">M_dstM = <text:span text:style-name="T39">RNONE</text:span></text:p>
            <text:p text:style-name="P23">m_read = <text:span text:style-name="T40">0x0</text:span></text:p>
            <text:p text:style-name="P23">m_write = <text:span text:style-name="T40">0x0</text:span></text:p>
            <text:p text:style-name="P23">m_Addr = <text:span text:style-name="T40">0xNULL</text:span></text:p>
            <text:p text:style-name="P23">m_datain = <text:span text:style-name="T40">0x</text:span>NULL</text:p>
            <text:p text:style-name="P23">m_dataout = <text:span text:style-name="T40">0xNULL</text:span></text:p>
            <text:p text:style-name="P23">dmem_error = <text:span text:style-name="T40">0x0</text:span></text:p>
            <text:p text:style-name="P23">m_stat = <text:span text:style-name="T40">SAOK</text:span></text:p>
          </table:table-cell>
          <table:table-cell table:style-name="Table1.A2" office:value-type="string">
            <text:p text:style-name="P42">Inst:</text:p>
            <text:p text:style-name="P23">M_stat = <text:span text:style-name="T47">SAOK</text:span></text:p>
            <text:p text:style-name="P23">M_icode = <text:span text:style-name="T47">0x4</text:span></text:p>
            <text:p text:style-name="P31">M_Cnd = <text:span text:style-name="T17">0x0</text:span></text:p>
            <text:p text:style-name="P23">M_valE = <text:span text:style-name="T47">0xF8</text:span></text:p>
            <text:p text:style-name="P23">M_valA = <text:span text:style-name="T47">0xFF</text:span></text:p>
            <text:p text:style-name="P23">M_dstE = <text:span text:style-name="T47">RNONE</text:span></text:p>
            <text:p text:style-name="P23">M_dstM = <text:span text:style-name="T47">RNONE</text:span></text:p>
            <text:p text:style-name="P23">m_read = <text:span text:style-name="T48">0x0</text:span></text:p>
            <text:p text:style-name="P23">m_write = <text:span text:style-name="T48">0x1</text:span></text:p>
            <text:p text:style-name="P23">m_Addr = <text:span text:style-name="T48">0xF8</text:span></text:p>
            <text:p text:style-name="P23">m_datain = <text:span text:style-name="T48">0xFF</text:span></text:p>
            <text:p text:style-name="P23">m_dataout =<text:span text:style-name="T48">0xNULL</text:span></text:p>
            <text:p text:style-name="P23">dmem_error = <text:span text:style-name="T48">0x0</text:span></text:p>
            <text:p text:style-name="P23">m_stat = <text:span text:style-name="T48">SAOK</text:span></text:p>
          </table:table-cell>
          <table:table-cell table:style-name="Table1.F2" office:value-type="string">
            <text:p text:style-name="P42">Inst:</text:p>
            <text:p text:style-name="P23">M_stat = <text:span text:style-name="T58">SAOK</text:span></text:p>
            <text:p text:style-name="P23">M_icode = <text:span text:style-name="T58">0x5</text:span></text:p>
            <text:p text:style-name="P32">M_Cnd = <text:span text:style-name="T17">0x0</text:span></text:p>
            <text:p text:style-name="P23">M_valE = <text:span text:style-name="T58">0xF8</text:span></text:p>
            <text:p text:style-name="P23">M_valA = <text:span text:style-name="T58">0x</text:span>NULL</text:p>
            <text:p text:style-name="P23">M_dstE = <text:span text:style-name="T58">RNONE</text:span></text:p>
            <text:p text:style-name="P23">M_dstM = <text:span text:style-name="T58">0x0</text:span></text:p>
            <text:p text:style-name="P23">m_read = <text:span text:style-name="T58">0x1</text:span></text:p>
            <text:p text:style-name="P23">m_write = <text:span text:style-name="T58">0x0</text:span></text:p>
            <text:p text:style-name="P23">m_Addr = <text:span text:style-name="T58">0xF8</text:span></text:p>
            <text:p text:style-name="P23">m_datain = <text:span text:style-name="T58">0x</text:span>NULL</text:p>
            <text:p text:style-name="P23">m_dataout = <text:span text:style-name="T58">0xABCD</text:span></text:p>
            <text:p text:style-name="P23">dmem_error = <text:span text:style-name="T58">0x0</text:span></text:p>
            <text:p text:style-name="P23">m_stat = <text:span text:style-name="T58">SAOK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10">W/BACK</text:p>
          </table:table-cell>
          <table:table-cell table:style-name="Table1.A2" office:value-type="string">
            <text:p text:style-name="P42">Inst:</text:p>
            <text:p text:style-name="P25">W_stat = <text:span text:style-name="T19">SAOK</text:span></text:p>
            <text:p text:style-name="P25">W_icode = <text:span text:style-name="T6">0x6</text:span></text:p>
            <text:p text:style-name="P25">W_valE = <text:span text:style-name="T13">0x1ED</text:span></text:p>
            <text:p text:style-name="P25">W_valM = <text:span text:style-name="T19">0xNULL</text:span></text:p>
            <text:p text:style-name="P35">W_dstE = <text:span text:style-name="T12">0x3</text:span></text:p>
            <text:p text:style-name="P36">W_dstM = <text:span text:style-name="T8">RNONE</text:span></text:p>
          </table:table-cell>
          <table:table-cell table:style-name="Table1.A2" office:value-type="string">
            <text:p text:style-name="P42">Inst:</text:p>
            <text:p text:style-name="P28">W_stat = <text:span text:style-name="T20">SAOK</text:span></text:p>
            <text:p text:style-name="P28">W_icode = <text:span text:style-name="T22">0x2</text:span></text:p>
            <text:p text:style-name="P28">W_valE = <text:span text:style-name="T28">0xFF</text:span></text:p>
            <text:p text:style-name="P23">W_valM = <text:span text:style-name="T30">0x</text:span>NULL</text:p>
            <text:p text:style-name="P37">W_dstE = <text:span text:style-name="T23">0x3</text:span></text:p>
            <text:p text:style-name="P37">W_dstM = <text:span text:style-name="T23">RNONE</text:span></text:p>
          </table:table-cell>
          <table:table-cell table:style-name="Table1.A2" office:value-type="string">
            <text:p text:style-name="P42">Inst:</text:p>
            <text:p text:style-name="P23">W_stat = <text:span text:style-name="T41">SAOK</text:span></text:p>
            <text:p text:style-name="P23">W_icode = <text:span text:style-name="T41">0x3</text:span></text:p>
            <text:p text:style-name="P23">W_valE = <text:span text:style-name="T41">101</text:span></text:p>
            <text:p text:style-name="P23">W_valM = <text:span text:style-name="T41">0xNULL</text:span></text:p>
            <text:p text:style-name="P34">W_dstE = <text:span text:style-name="T41">0x0</text:span></text:p>
            <text:p text:style-name="P34">W_dstM = <text:span text:style-name="T41">RNONE</text:span></text:p>
          </table:table-cell>
          <table:table-cell table:style-name="Table1.A2" office:value-type="string">
            <text:p text:style-name="P42">Inst:</text:p>
            <text:p text:style-name="P23">W_stat = <text:span text:style-name="T49">SAOK</text:span></text:p>
            <text:p text:style-name="P23">W_icode = <text:span text:style-name="T49">0x4</text:span></text:p>
            <text:p text:style-name="P23">W_valE = <text:span text:style-name="T49">0xF8</text:span></text:p>
            <text:p text:style-name="P23">W_valM = <text:span text:style-name="T49">0x</text:span>NULL</text:p>
            <text:p text:style-name="P34">W_dstE = <text:span text:style-name="T49">RNONE</text:span></text:p>
            <text:p text:style-name="P34">W_dstM = <text:span text:style-name="T49">RNONE</text:span></text:p>
          </table:table-cell>
          <table:table-cell table:style-name="Table1.F2" office:value-type="string">
            <text:p text:style-name="P42">Inst:</text:p>
            <text:p text:style-name="P23">W_stat = <text:span text:style-name="T59">SAOK</text:span></text:p>
            <text:p text:style-name="P23">W_icode = <text:span text:style-name="T59">0x5</text:span></text:p>
            <text:p text:style-name="P23">W_valE = <text:span text:style-name="T60">0xF8</text:span></text:p>
            <text:p text:style-name="P23">W_valM = <text:span text:style-name="T60">0xABCD</text:span></text:p>
            <text:p text:style-name="P34">W_dstE = <text:span text:style-name="T60">RNONE</text:span></text:p>
            <text:p text:style-name="P34">W_dstM = <text:span text:style-name="T60">0x0</text:span></text:p>
          </table:table-cell>
        </table:table-row>
      </table:table>
      <text:p text:style-name="P6"/>
      <text:p text:style-name="P6"/>
      <text:p text:style-name="P6">End</text:p>
      <text:p text:style-name="P6"/>
      <text:p text:style-name="P9">Processing of</text:p>
      <text:p text:style-name="P5"/>
      <text:p text:style-name="P7"/>
      <table:table table:name="Table2" table:style-name="Table2">
        <table:table-column table:style-name="Table2.A" table:number-columns-repeated="5"/>
        <table:table-column table:style-name="Table2.F"/>
        <table:table-row table:style-name="Table2.1">
          <table:table-cell table:style-name="Table2.A1" office:value-type="string">
            <text:p text:style-name="P41">CLOCK</text:p>
          </table:table-cell>
          <table:table-cell table:style-name="Table2.A1" office:value-type="string">
            <text:p text:style-name="P41">1</text:p>
          </table:table-cell>
          <table:table-cell table:style-name="Table2.A1" office:value-type="string">
            <text:p text:style-name="P41">2</text:p>
          </table:table-cell>
          <table:table-cell table:style-name="Table2.A1" office:value-type="string">
            <text:p text:style-name="P41">3</text:p>
          </table:table-cell>
          <table:table-cell table:style-name="Table2.A1" office:value-type="string">
            <text:p text:style-name="P41">4</text:p>
          </table:table-cell>
          <table:table-cell table:style-name="Table2.F1" office:value-type="string">
            <text:p text:style-name="P41">5</text:p>
          </table:table-cell>
        </table:table-row>
        <table:table-row table:style-name="Table2.1">
          <table:table-cell table:style-name="Table2.A2" office:value-type="string">
            <text:p text:style-name="P14">FETCH</text:p>
          </table:table-cell>
          <table:table-cell table:style-name="Table2.A2" office:value-type="string">
            <text:p text:style-name="P14">Inst: <text:span text:style-name="T61">pushq %rax</text:span></text:p>
            <text:p text:style-name="P14">F_predPC = <text:span text:style-name="T4">0</text:span></text:p>
            <text:p text:style-name="P14">f_pc = <text:span text:style-name="T5">0</text:span></text:p>
            <text:p text:style-name="P14">f_stat = <text:span text:style-name="T6">SAOK</text:span></text:p>
            <text:p text:style-name="P14">f_icode = <text:span text:style-name="T6">0xA</text:span></text:p>
            <text:p text:style-name="P14">f_ifun = <text:span text:style-name="T6">0x0</text:span></text:p>
            <text:p text:style-name="P14">f_rA = <text:span text:style-name="T6">0x0</text:span></text:p>
            <text:p text:style-name="P14">f_rB = <text:span text:style-name="T6">0xF</text:span></text:p>
            <text:p text:style-name="P14">f_valC = <text:span text:style-name="T7">0xNULL</text:span></text:p>
            <text:p text:style-name="P14">f_valP = <text:span text:style-name="T7">0x2</text:span></text:p>
            <text:p text:style-name="P45">f_predPC = <text:span text:style-name="T7">0x2</text:span></text:p>
          </table:table-cell>
          <table:table-cell table:style-name="Table2.A2" office:value-type="string">
            <text:p text:style-name="P14">Inst: <text:span text:style-name="T70">popq %rax</text:span></text:p>
            <text:p text:style-name="P14">F_predPC = <text:span text:style-name="T20">0</text:span></text:p>
            <text:p text:style-name="P14">f_pc = <text:span text:style-name="T20">0</text:span></text:p>
            <text:p text:style-name="P14">f_stat = <text:span text:style-name="T20">SAOK</text:span></text:p>
            <text:p text:style-name="P14">f_icode = <text:span text:style-name="T20">0xB</text:span></text:p>
            <text:p text:style-name="P14">f_ifun = <text:span text:style-name="T20">0x0</text:span></text:p>
            <text:p text:style-name="P14">f_rA = <text:span text:style-name="T20">0x0</text:span></text:p>
            <text:p text:style-name="P14">f_rB = <text:span text:style-name="T20">0xF</text:span></text:p>
            <text:p text:style-name="P14">f_valC = <text:span text:style-name="T20">0x</text:span>NULL</text:p>
            <text:p text:style-name="P14">f_valP = <text:span text:style-name="T21">0x2</text:span></text:p>
            <text:p text:style-name="P45">f_predPC = <text:span text:style-name="T21">0x2</text:span></text:p>
          </table:table-cell>
          <table:table-cell table:style-name="Table2.A2" office:value-type="string">
            <text:p text:style-name="P85">Inst: <text:span text:style-name="T76">ret</text:span></text:p>
            <text:p text:style-name="P14">F_predPC = <text:span text:style-name="T31">0</text:span></text:p>
            <text:p text:style-name="P14">f_pc = <text:span text:style-name="T31">0</text:span></text:p>
            <text:p text:style-name="P14">f_stat = <text:span text:style-name="T31">SAOK</text:span></text:p>
            <text:p text:style-name="P14">f_icode = <text:span text:style-name="T31">0x9</text:span></text:p>
            <text:p text:style-name="P14">f_ifun = <text:span text:style-name="T31">0x0</text:span></text:p>
            <text:p text:style-name="P14">f_rA = <text:span text:style-name="T31">0xNULL</text:span></text:p>
            <text:p text:style-name="P14">f_rB = <text:span text:style-name="T31">0xNULL</text:span></text:p>
            <text:p text:style-name="P14">f_valC = <text:span text:style-name="T77">0xNULL</text:span></text:p>
            <text:p text:style-name="P14">f_valP = <text:span text:style-name="T31">0x2</text:span></text:p>
            <text:p text:style-name="P45">f_predPC = <text:span text:style-name="T78">0x2</text:span></text:p>
          </table:table-cell>
          <table:table-cell table:style-name="Table2.A2" office:value-type="string">
            <text:p text:style-name="P14">Inst: <text:span text:style-name="T86">call ABCD</text:span></text:p>
            <text:p text:style-name="P14">F_predPC = <text:span text:style-name="T87">0</text:span></text:p>
            <text:p text:style-name="P14">f_pc = <text:span text:style-name="T87">0</text:span></text:p>
            <text:p text:style-name="P14">f_stat = <text:span text:style-name="T87">SAOK</text:span></text:p>
            <text:p text:style-name="P14">f_icode = <text:span text:style-name="T87">0x8</text:span></text:p>
            <text:p text:style-name="P14">f_ifun = <text:span text:style-name="T87">0x0</text:span></text:p>
            <text:p text:style-name="P14">f_rA = <text:span text:style-name="T87">0xNULL</text:span></text:p>
            <text:p text:style-name="P14">f_rB = <text:span text:style-name="T87">0xNULL</text:span></text:p>
            <text:p text:style-name="P14">f_valC = <text:span text:style-name="T87">0xABCD</text:span></text:p>
            <text:p text:style-name="P14">f_valP = <text:span text:style-name="T87">0x8</text:span></text:p>
            <text:p text:style-name="P45">f_predPC = <text:span text:style-name="T97">0xABCD</text:span></text:p>
          </table:table-cell>
          <table:table-cell table:style-name="Table2.F2" office:value-type="string">
            <text:p text:style-name="P14"><text:span text:style-name="T116">Inst: </text:span><text:span text:style-name="T115">jxx ABCD</text:span></text:p>
            <text:p text:style-name="P14">F_predPC = <text:span text:style-name="T99">0</text:span></text:p>
            <text:p text:style-name="P14">f_pc = <text:span text:style-name="T99">0</text:span></text:p>
            <text:p text:style-name="P14">f_stat = <text:span text:style-name="T99">SAOK</text:span></text:p>
            <text:p text:style-name="P14">f_icode = <text:span text:style-name="T99">0x7</text:span></text:p>
            <text:p text:style-name="P14">f_ifun = <text:span text:style-name="T99">0xfn</text:span></text:p>
            <text:p text:style-name="P14">f_rA = <text:span text:style-name="T99">0xNULL</text:span></text:p>
            <text:p text:style-name="P14">f_rB = <text:span text:style-name="T99">0xNULL</text:span></text:p>
            <text:p text:style-name="P14">f_valC = <text:span text:style-name="T99">0xABCD</text:span></text:p>
            <text:p text:style-name="P14">f_valP = <text:span text:style-name="T99">0x8</text:span></text:p>
            <text:p text:style-name="P45">f_predPC = <text:span text:style-name="T99">0xABCD</text:span></text:p>
          </table:table-cell>
        </table:table-row>
        <table:table-row table:style-name="Table2.1">
          <table:table-cell table:style-name="Table2.A2" office:value-type="string">
            <text:p text:style-name="P14">DECODE</text:p>
          </table:table-cell>
          <table:table-cell table:style-name="Table2.A2" office:value-type="string">
            <text:p text:style-name="P43">Inst:</text:p>
            <text:p text:style-name="P14">D_stat = <text:span text:style-name="T6">SAOK</text:span></text:p>
            <text:p text:style-name="P14">D_icode = <text:span text:style-name="T6">0xA</text:span></text:p>
            <text:p text:style-name="P14">D_ifun = <text:span text:style-name="T6">0x0</text:span></text:p>
            <text:p text:style-name="P22">D_rA = <text:span text:style-name="T6">0x0</text:span></text:p>
            <text:p text:style-name="P22">D_rB = <text:span text:style-name="T6">0xF</text:span></text:p>
            <text:p text:style-name="P14">D_valC = <text:span text:style-name="T7">0xNULL</text:span></text:p>
            <text:p text:style-name="P22">D_valP = <text:span text:style-name="T7">0x2</text:span></text:p>
            <text:p text:style-name="P22">d_rvalA = <text:span text:style-name="T63">0xFF</text:span></text:p>
            <text:p text:style-name="P22">d_rvalB = <text:span text:style-name="T63">0xBB</text:span></text:p>
            <text:p text:style-name="P22">d_dstE = %<text:span text:style-name="T62">rsp (0x4)</text:span></text:p>
            <text:p text:style-name="P22">d_dstM = <text:span text:style-name="T8">RNONE</text:span></text:p>
            <text:p text:style-name="P22">d_srcA = <text:span text:style-name="T9">0x0</text:span></text:p>
            <text:p text:style-name="P22">d_srcB = %<text:span text:style-name="T62">rsp (0x4)</text:span></text:p>
            <text:p text:style-name="P50">d_valA = <text:span text:style-name="T10">0xFF</text:span></text:p>
            <text:p text:style-name="P50">d_valB = <text:span text:style-name="T10">0xBB</text:span></text:p>
          </table:table-cell>
          <table:table-cell table:style-name="Table2.A2" office:value-type="string">
            <text:p text:style-name="P43">Inst:</text:p>
            <text:p text:style-name="P14">D_stat = <text:span text:style-name="T71">SAOK</text:span></text:p>
            <text:p text:style-name="P14">D_icode = <text:span text:style-name="T71">0xB</text:span> </text:p>
            <text:p text:style-name="P14">D_ifun = <text:span text:style-name="T71">0x0</text:span></text:p>
            <text:p text:style-name="P22">D_rA = <text:span text:style-name="T71">0x0</text:span></text:p>
            <text:p text:style-name="P22">D_rB = <text:span text:style-name="T71">0xF</text:span></text:p>
            <text:p text:style-name="P14">D_valC = <text:span text:style-name="T71">0xNULL</text:span> </text:p>
            <text:p text:style-name="P22">D_valP = <text:span text:style-name="T71">0x2</text:span></text:p>
            <text:p text:style-name="P22">d_rvalA = <text:span text:style-name="T72">0xBB</text:span></text:p>
            <text:p text:style-name="P22">d_rvalB = <text:span text:style-name="T72">0xBB</text:span></text:p>
            <text:p text:style-name="P22">d_dstE = %<text:span text:style-name="T71">rsp (0x4)</text:span></text:p>
            <text:p text:style-name="P22">d_dstM = <text:span text:style-name="T72">0x0</text:span></text:p>
            <text:p text:style-name="P22">d_srcA = %<text:span text:style-name="T72">rsp (0x4)</text:span></text:p>
            <text:p text:style-name="P22">d_srcB = %<text:span text:style-name="T72">rsp (0x4)</text:span></text:p>
            <text:p text:style-name="P57">d_valA = <text:span text:style-name="T72">0xBB</text:span></text:p>
            <text:p text:style-name="P57">d_valB = <text:span text:style-name="T72">0xBB</text:span></text:p>
          </table:table-cell>
          <table:table-cell table:style-name="Table2.A2" office:value-type="string">
            <text:p text:style-name="P43">Inst:</text:p>
            <text:p text:style-name="P14">D_stat = <text:span text:style-name="T79">SAOK</text:span></text:p>
            <text:p text:style-name="P14">D_icode = <text:span text:style-name="T79">0x9</text:span> </text:p>
            <text:p text:style-name="P14">D_ifun = <text:span text:style-name="T79">0x0</text:span></text:p>
            <text:p text:style-name="P22">D_rA = <text:span text:style-name="T79">0xNULL</text:span></text:p>
            <text:p text:style-name="P22">D_rB = <text:span text:style-name="T79">0xNULL</text:span></text:p>
            <text:p text:style-name="P14">D_valC = <text:span text:style-name="T79">0xNULL</text:span> </text:p>
            <text:p text:style-name="P22">D_valP = <text:span text:style-name="T79">0x2</text:span></text:p>
            <text:p text:style-name="P22">d_rvalA = <text:span text:style-name="T79">0xBB</text:span> </text:p>
            <text:p text:style-name="P22">d_rvalB = <text:span text:style-name="T79">0xBB</text:span> </text:p>
            <text:p text:style-name="P71">d_dstE = %<text:span text:style-name="T79">rsp (0x4)</text:span></text:p>
            <text:p text:style-name="P22">d_dstM = <text:span text:style-name="T79">RNONE</text:span> </text:p>
            <text:p text:style-name="P22">d_srcA = %<text:span text:style-name="T79">rsp (0x4)</text:span></text:p>
            <text:p text:style-name="P71">d_srcB = %<text:span text:style-name="T79">rsp (0x4)</text:span></text:p>
            <text:p text:style-name="P61">d_valA = <text:span text:style-name="T79">0xBB</text:span></text:p>
            <text:p text:style-name="P61">d_valB = <text:span text:style-name="T79">0xBB</text:span></text:p>
          </table:table-cell>
          <table:table-cell table:style-name="Table2.A2" office:value-type="string">
            <text:p text:style-name="P43">Inst:</text:p>
            <text:p text:style-name="P14">D_stat = <text:span text:style-name="T87">SAOK</text:span></text:p>
            <text:p text:style-name="P14">D_icode = <text:span text:style-name="T87">0x8</text:span> </text:p>
            <text:p text:style-name="P14">D_ifun = <text:span text:style-name="T87">0x0</text:span></text:p>
            <text:p text:style-name="P22">D_rA = <text:span text:style-name="T87">0xNULL</text:span></text:p>
            <text:p text:style-name="P22">D_rB = <text:span text:style-name="T87">0xNULL</text:span></text:p>
            <text:p text:style-name="P14">D_valC = <text:span text:style-name="T87">0xABCD</text:span></text:p>
            <text:p text:style-name="P22">D_valP = <text:span text:style-name="T87">0x8</text:span></text:p>
            <text:p text:style-name="P22">d_rvalA = <text:span text:style-name="T87">0xNULL</text:span></text:p>
            <text:p text:style-name="P22">d_rvalB = <text:span text:style-name="T87">0xBB</text:span></text:p>
            <text:p text:style-name="P22">d_dstE = %<text:span text:style-name="T87">rsp (0x4)</text:span></text:p>
            <text:p text:style-name="P22">d_dstM = <text:span text:style-name="T87">RNONE</text:span></text:p>
            <text:p text:style-name="P22">d_srcA = <text:span text:style-name="T87">RNONE</text:span></text:p>
            <text:p text:style-name="P22">d_srcB = %<text:span text:style-name="T87">rsp (0x4)</text:span></text:p>
            <text:p text:style-name="P78">d_valA = 0x8</text:p>
            <text:p text:style-name="P78">d_valB = 0xBB</text:p>
          </table:table-cell>
          <table:table-cell table:style-name="Table2.F2" office:value-type="string">
            <text:p text:style-name="P43">Inst:</text:p>
            <text:p text:style-name="P14">D_stat = <text:span text:style-name="T100">SAOK</text:span></text:p>
            <text:p text:style-name="P14">D_icode = <text:span text:style-name="T100">0x7</text:span> </text:p>
            <text:p text:style-name="P14">D_ifun = <text:span text:style-name="T100">0xfn</text:span></text:p>
            <text:p text:style-name="P22">D_rA = <text:span text:style-name="T100">0xNULL</text:span></text:p>
            <text:p text:style-name="P22">D_rB = <text:span text:style-name="T100">0xNULL</text:span></text:p>
            <text:p text:style-name="P14">D_valC = <text:span text:style-name="T100">0xABCD</text:span> </text:p>
            <text:p text:style-name="P22">D_valP = <text:span text:style-name="T100">0x8</text:span></text:p>
            <text:p text:style-name="P22">d_rvalA = <text:s/><text:span text:style-name="T102">0xNULL</text:span></text:p>
            <text:p text:style-name="P22">d_rvalB = <text:span text:style-name="T102">0xNULL</text:span></text:p>
            <text:p text:style-name="P22">d_dstE = <text:span text:style-name="T103">RNONE</text:span></text:p>
            <text:p text:style-name="P22">d_dstM =<text:span text:style-name="T103">RNONE</text:span> </text:p>
            <text:p text:style-name="P22">d_srcA = <text:span text:style-name="T100">RNONE</text:span></text:p>
            <text:p text:style-name="P22">d_srcB = <text:span text:style-name="T101">RNONE</text:span></text:p>
            <text:p text:style-name="P81">d_valA = <text:span text:style-name="T103">0x8</text:span></text:p>
            <text:p text:style-name="P81">d_valB = <text:span text:style-name="T103">0xNULL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P14">EXECUTE</text:p>
          </table:table-cell>
          <table:table-cell table:style-name="Table2.A2" office:value-type="string">
            <text:p text:style-name="P43">Inst:</text:p>
            <text:p text:style-name="P22">E_stat = <text:span text:style-name="T6">SAOK</text:span></text:p>
            <text:p text:style-name="P22">E_icode = <text:span text:style-name="T6">0xA</text:span></text:p>
            <text:p text:style-name="P22">E_ifun = <text:span text:style-name="T6">0x0</text:span></text:p>
            <text:p text:style-name="P22">E_valC = <text:span text:style-name="T7">0xNULL</text:span></text:p>
            <text:p text:style-name="P22">E_valA = <text:span text:style-name="T10">0xFF</text:span></text:p>
            <text:p text:style-name="P22">E_valB = <text:span text:style-name="T10">0xBB</text:span></text:p>
            <text:p text:style-name="P22">E_dstE = <text:span text:style-name="T64">%rsp (0x4)</text:span></text:p>
            <text:p text:style-name="P22">E_dstM = <text:span text:style-name="T8">RNONE</text:span></text:p>
            <text:p text:style-name="P48">E_srcA = <text:span text:style-name="T10">0x0</text:span></text:p>
            <text:p text:style-name="P48">E_srcB = <text:span text:style-name="T65">(%rsp) 0x4</text:span></text:p>
            <text:p text:style-name="P55">e_Cnd = <text:span text:style-name="T12">0x0</text:span></text:p>
            <text:p text:style-name="P30">e_valE = <text:span text:style-name="T68">0xB3</text:span></text:p>
            <text:p text:style-name="P30">e_dstE = <text:span text:style-name="T66">%rsp (0x4)</text:span></text:p>
            <text:p text:style-name="P53">e_SetCC = 0x<text:span text:style-name="T67">0</text:span></text:p>
            <text:p text:style-name="P53">e_ALUA = -<text:span text:style-name="T68">8</text:span></text:p>
            <text:p text:style-name="P53">e_ALUB = <text:span text:style-name="T10">0xBB</text:span></text:p>
            <text:p text:style-name="P53">e_ALUfun = <text:span text:style-name="T11">0x0</text:span></text:p>
          </table:table-cell>
          <table:table-cell table:style-name="Table2.A2" office:value-type="string">
            <text:p text:style-name="P43">Inst:</text:p>
            <text:p text:style-name="P22">E_stat = <text:span text:style-name="T73">SAOK</text:span></text:p>
            <text:p text:style-name="P22">E_icode = <text:span text:style-name="T73">0xB</text:span></text:p>
            <text:p text:style-name="P22">E_ifun = <text:span text:style-name="T73">0x0</text:span></text:p>
            <text:p text:style-name="P22">E_valC = <text:span text:style-name="T73">0xNULL</text:span></text:p>
            <text:p text:style-name="P22">E_valA = <text:span text:style-name="T73">0xBB</text:span></text:p>
            <text:p text:style-name="P22">E_valB = <text:span text:style-name="T73">0xBB</text:span></text:p>
            <text:p text:style-name="P22">E_dstE = %<text:span text:style-name="T73">rsp (0x4)</text:span></text:p>
            <text:p text:style-name="P22">E_dstM = <text:span text:style-name="T73">0x0</text:span> </text:p>
            <text:p text:style-name="P48">E_srcA = %<text:span text:style-name="T73">rsp (0x4)</text:span></text:p>
            <text:p text:style-name="P48">E_srcB = %<text:span text:style-name="T73">rsp (0x4)</text:span></text:p>
            <text:p text:style-name="P55">e_Cnd = <text:span text:style-name="T26">0x0</text:span></text:p>
            <text:p text:style-name="P30">e_valE = <text:span text:style-name="T74">0xC3</text:span></text:p>
            <text:p text:style-name="P30">e_dstE = %<text:span text:style-name="T73">rsp (0x4)</text:span></text:p>
            <text:p text:style-name="P59">e_SetCC = <text:span text:style-name="T73">0x0</text:span> </text:p>
            <text:p text:style-name="P59">e_ALUA = <text:span text:style-name="T74">8</text:span> </text:p>
            <text:p text:style-name="P59">e_ALUB = <text:span text:style-name="T74">0xBB</text:span></text:p>
            <text:p text:style-name="P59">e_ALUfun = <text:span text:style-name="T74">0x0</text:span> </text:p>
          </table:table-cell>
          <table:table-cell table:style-name="Table2.A2" office:value-type="string">
            <text:p text:style-name="P43">Inst:</text:p>
            <text:p text:style-name="P22">E_stat = <text:span text:style-name="T81">SAOK</text:span></text:p>
            <text:p text:style-name="P22">E_icode = <text:span text:style-name="T81">0x9</text:span> </text:p>
            <text:p text:style-name="P22">E_ifun = <text:span text:style-name="T81">0x0</text:span></text:p>
            <text:p text:style-name="P22">E_valC = <text:span text:style-name="T81">0xNULL</text:span></text:p>
            <text:p text:style-name="P22">E_valA = <text:span text:style-name="T81">0xBB</text:span></text:p>
            <text:p text:style-name="P22">E_valB = <text:span text:style-name="T81">0xBB</text:span></text:p>
            <text:p text:style-name="P22">E_dstE = %<text:span text:style-name="T81">rsp (0x4)</text:span></text:p>
            <text:p text:style-name="P22">E_dstM = <text:span text:style-name="T81">RNONE</text:span></text:p>
            <text:p text:style-name="P73">E_srcA = <text:span text:style-name="T80">%rsp (0x4)</text:span></text:p>
            <text:p text:style-name="P73">E_srcB = <text:span text:style-name="T80">%rsp (0x4)</text:span></text:p>
            <text:p text:style-name="P55">e_Cnd = <text:span text:style-name="T35">0x0</text:span></text:p>
            <text:p text:style-name="P30">e_valE = <text:span text:style-name="T82">0xC3</text:span></text:p>
            <text:p text:style-name="P74">e_dstE = <text:span text:style-name="T80">%rsp (0x4)</text:span></text:p>
            <text:p text:style-name="P63">e_SetCC = <text:span text:style-name="T82">0x0</text:span></text:p>
            <text:p text:style-name="P63">e_ALUA = <text:span text:style-name="T82">8</text:span></text:p>
            <text:p text:style-name="P63">e_ALUB = <text:span text:style-name="T82">0xBB</text:span></text:p>
            <text:p text:style-name="P63">e_ALUfun = <text:span text:style-name="T82">0x0</text:span> <text:s/></text:p>
          </table:table-cell>
          <table:table-cell table:style-name="Table2.A2" office:value-type="string">
            <text:p text:style-name="P43">Inst:</text:p>
            <text:p text:style-name="P22">E_stat = <text:span text:style-name="T88">SAOK</text:span></text:p>
            <text:p text:style-name="P22">E_icode = <text:span text:style-name="T88">0x8</text:span></text:p>
            <text:p text:style-name="P22">E_ifun = <text:span text:style-name="T88">0x0</text:span></text:p>
            <text:p text:style-name="P22">E_valC = <text:span text:style-name="T88">0xABCD</text:span></text:p>
            <text:p text:style-name="P22">E_valA = <text:span text:style-name="T88">0x8</text:span></text:p>
            <text:p text:style-name="P22">E_valB = <text:span text:style-name="T88">0xBB</text:span></text:p>
            <text:p text:style-name="P22">E_dstE = %<text:span text:style-name="T88">rsp (0x4)</text:span></text:p>
            <text:p text:style-name="P22">E_dstM = <text:span text:style-name="T88">RNONE</text:span></text:p>
            <text:p text:style-name="P48">E_srcA = <text:span text:style-name="T88">RNONE</text:span></text:p>
            <text:p text:style-name="P48">E_srcB = %<text:span text:style-name="T88">rsp (0x4)</text:span></text:p>
            <text:p text:style-name="P80">e_Cnd = <text:span text:style-name="T88">0x0</text:span></text:p>
            <text:p text:style-name="P30">e_valE = <text:span text:style-name="T90">0xB3</text:span></text:p>
            <text:p text:style-name="P30">e_dstE = %<text:span text:style-name="T90">rsp (0x4)</text:span></text:p>
            <text:p text:style-name="P79">e_SetCC = <text:span text:style-name="T89">0x0</text:span></text:p>
            <text:p text:style-name="P79">e_ALUA = -<text:span text:style-name="T90">8</text:span></text:p>
            <text:p text:style-name="P79">e_ALUB = <text:span text:style-name="T90">0xBB</text:span></text:p>
            <text:p text:style-name="P79">e_ALUfun = <text:span text:style-name="T90">0x0</text:span> </text:p>
          </table:table-cell>
          <table:table-cell table:style-name="Table2.F2" office:value-type="string">
            <text:p text:style-name="P43">Inst:</text:p>
            <text:p text:style-name="P22">E_stat = <text:span text:style-name="T104">SAOK</text:span></text:p>
            <text:p text:style-name="P22">E_icode = <text:span text:style-name="T104">0x7</text:span></text:p>
            <text:p text:style-name="P84">E_ifun = <text:span text:style-name="T104">0xfn</text:span></text:p>
            <text:p text:style-name="P22">E_valC = <text:span text:style-name="T104">0xABCD</text:span></text:p>
            <text:p text:style-name="P22">E_valA = <text:span text:style-name="T105">0x8</text:span></text:p>
            <text:p text:style-name="P22">E_valB = <text:span text:style-name="T105">0xNULL</text:span></text:p>
            <text:p text:style-name="P22">E_dstE = <text:span text:style-name="T105">RNONE</text:span></text:p>
            <text:p text:style-name="P22">E_dstM = <text:span text:style-name="T105">RNONE</text:span> </text:p>
            <text:p text:style-name="P48">E_srcA = <text:span text:style-name="T105">RNONE</text:span></text:p>
            <text:p text:style-name="P48">E_srcB = <text:span text:style-name="T105">RNONE</text:span></text:p>
            <text:p text:style-name="P83">e_Cnd = <text:span text:style-name="T105">0x1</text:span></text:p>
            <text:p text:style-name="P30">e_valE = <text:span text:style-name="T107">0xNULL</text:span></text:p>
            <text:p text:style-name="P30">e_dstE = <text:span text:style-name="T107">RNONE</text:span></text:p>
            <text:p text:style-name="P82">e_SetCC = <text:span text:style-name="T106">0x0</text:span> </text:p>
            <text:p text:style-name="P82">e_ALUA = <text:span text:style-name="T107">0xNULL</text:span></text:p>
            <text:p text:style-name="P82">e_ALUB = <text:span text:style-name="T107">0xNULL</text:span> </text:p>
            <text:p text:style-name="P82">e_ALUfun = <text:span text:style-name="T107">0x0</text:span> </text:p>
          </table:table-cell>
        </table:table-row>
        <table:table-row table:style-name="Table2.1">
          <table:table-cell table:style-name="Table2.A2" office:value-type="string">
            <text:p text:style-name="P14">MEMEORY</text:p>
          </table:table-cell>
          <table:table-cell table:style-name="Table2.A2" office:value-type="string">
            <text:p text:style-name="P43">Inst:</text:p>
            <text:p text:style-name="P30">M_stat = <text:span text:style-name="T6">SAOK</text:span></text:p>
            <text:p text:style-name="P30">M_icode = <text:span text:style-name="T6">0xA</text:span></text:p>
            <text:p text:style-name="P30">M_Cnd = <text:span text:style-name="T14">0x0</text:span></text:p>
            <text:p text:style-name="P30">M_valE = <text:span text:style-name="T13">0xB3</text:span></text:p>
            <text:p text:style-name="P30">M_valA = <text:span text:style-name="T10">0xFF</text:span></text:p>
            <text:p text:style-name="P33">M_dstE = <text:span text:style-name="T66">%rsp (0x4)</text:span></text:p>
            <text:p text:style-name="P30">M_dstM = <text:span text:style-name="T8">RNONE</text:span></text:p>
            <text:p text:style-name="P30">m_read = <text:span text:style-name="T69">0x0</text:span></text:p>
            <text:p text:style-name="P30">m_write = <text:span text:style-name="T69">0x1</text:span></text:p>
            <text:p text:style-name="P30">m_Addr = <text:span text:style-name="T69">0xB3</text:span></text:p>
            <text:p text:style-name="P30">m_datain = <text:span text:style-name="T69">0xFF</text:span></text:p>
            <text:p text:style-name="P30">m_dataout = <text:span text:style-name="T69">0xNULL</text:span></text:p>
            <text:p text:style-name="P30">dmem_error = <text:span text:style-name="T19">0x0</text:span></text:p>
            <text:p text:style-name="P30">m_stat = <text:span text:style-name="T19">SAOK</text:span></text:p>
          </table:table-cell>
          <table:table-cell table:style-name="Table2.A2" office:value-type="string">
            <text:p text:style-name="P43">Inst:</text:p>
            <text:p text:style-name="P30">M_stat = <text:span text:style-name="T74">SAOK</text:span></text:p>
            <text:p text:style-name="P30">M_icode = <text:span text:style-name="T74">0xB</text:span> </text:p>
            <text:p text:style-name="P30">M_Cnd = <text:span text:style-name="T15">0x0</text:span></text:p>
            <text:p text:style-name="P30">M_valE = <text:span text:style-name="T74">0xC3</text:span></text:p>
            <text:p text:style-name="P30">M_valA = <text:span text:style-name="T74">0xBB</text:span></text:p>
            <text:p text:style-name="P30">M_dstE = %<text:span text:style-name="T74">rsp (0x4)</text:span></text:p>
            <text:p text:style-name="P30">M_dstM = <text:span text:style-name="T74">0x0</text:span></text:p>
            <text:p text:style-name="P30">m_read = <text:span text:style-name="T75">0x1</text:span></text:p>
            <text:p text:style-name="P30">m_write = <text:span text:style-name="T75">0x0</text:span></text:p>
            <text:p text:style-name="P30">m_Addr = <text:span text:style-name="T75">0xBB</text:span></text:p>
            <text:p text:style-name="P30">m_datain = <text:span text:style-name="T75">0xBB</text:span></text:p>
            <text:p text:style-name="P30">m_dataout = <text:span text:style-name="T75">0xABCD</text:span> </text:p>
            <text:p text:style-name="P30">dmem_error = <text:span text:style-name="T75">0x0</text:span> </text:p>
            <text:p text:style-name="P30">m_stat = <text:span text:style-name="T75">SAOK</text:span></text:p>
          </table:table-cell>
          <table:table-cell table:style-name="Table2.A2" office:value-type="string">
            <text:p text:style-name="P43">Inst:</text:p>
            <text:p text:style-name="P30">M_stat = <text:span text:style-name="T83">SAOK</text:span></text:p>
            <text:p text:style-name="P30">M_icode = <text:span text:style-name="T83">0x9</text:span> </text:p>
            <text:p text:style-name="P30">M_Cnd = <text:span text:style-name="T16">0x0</text:span></text:p>
            <text:p text:style-name="P30">M_valE = <text:span text:style-name="T83">0xC3</text:span></text:p>
            <text:p text:style-name="P30">M_valA = <text:span text:style-name="T83">0xBB</text:span></text:p>
            <text:p text:style-name="P30">M_dstE = %<text:span text:style-name="T83">rsp (0x4)</text:span></text:p>
            <text:p text:style-name="P30">M_dstM = <text:span text:style-name="T83">RNONE</text:span></text:p>
            <text:p text:style-name="P30">m_read = <text:span text:style-name="T84">0x1</text:span></text:p>
            <text:p text:style-name="P30">m_write = <text:span text:style-name="T84">0x0</text:span> </text:p>
            <text:p text:style-name="P30">m_Addr = <text:span text:style-name="T84">0xBB</text:span> </text:p>
            <text:p text:style-name="P30">m_datain = <text:span text:style-name="T84">0xBB</text:span> </text:p>
            <text:p text:style-name="P30">m_dataout = <text:span text:style-name="T84">0xABCD</text:span> </text:p>
            <text:p text:style-name="P30">dmem_error = <text:span text:style-name="T84">0x0</text:span> </text:p>
            <text:p text:style-name="P30">m_stat = <text:span text:style-name="T84">SAOK</text:span></text:p>
          </table:table-cell>
          <table:table-cell table:style-name="Table2.A2" office:value-type="string">
            <text:p text:style-name="P43">Inst:</text:p>
            <text:p text:style-name="P30">M_stat = <text:span text:style-name="T91">SAOK</text:span></text:p>
            <text:p text:style-name="P30">M_icode = <text:span text:style-name="T91">0x8</text:span> </text:p>
            <text:p text:style-name="P76">M_Cnd = <text:span text:style-name="T92">0x0</text:span></text:p>
            <text:p text:style-name="P30">M_valE = <text:span text:style-name="T95">0xB3</text:span></text:p>
            <text:p text:style-name="P30">M_valA = <text:span text:style-name="T95">0x8</text:span></text:p>
            <text:p text:style-name="P30">M_dstE = %<text:span text:style-name="T95">rsp (0x4)</text:span></text:p>
            <text:p text:style-name="P30">M_dstM = <text:span text:style-name="T95">RNONE</text:span></text:p>
            <text:p text:style-name="P30">m_read = <text:span text:style-name="T95">0x0</text:span></text:p>
            <text:p text:style-name="P30">m_write = <text:span text:style-name="T95">0x1</text:span></text:p>
            <text:p text:style-name="P30">m_Addr = <text:span text:style-name="T95">0xB3</text:span></text:p>
            <text:p text:style-name="P30">m_datain = <text:span text:style-name="T95">0x8</text:span></text:p>
            <text:p text:style-name="P30">m_dataout = <text:span text:style-name="T95">0xNULL</text:span></text:p>
            <text:p text:style-name="P30">dmem_error =<text:span text:style-name="T95">0x0</text:span> </text:p>
            <text:p text:style-name="P30">m_stat = <text:span text:style-name="T95">SAOK</text:span></text:p>
          </table:table-cell>
          <table:table-cell table:style-name="Table2.F2" office:value-type="string">
            <text:p text:style-name="P43">Inst:</text:p>
            <text:p text:style-name="P30">M_stat = <text:span text:style-name="T108">SAOK</text:span></text:p>
            <text:p text:style-name="P30">M_icode = <text:span text:style-name="T108">0x7</text:span> </text:p>
            <text:p text:style-name="P77">M_Cnd = <text:span text:style-name="T112">0x</text:span><text:span text:style-name="T113">1</text:span></text:p>
            <text:p text:style-name="P30">M_valE = <text:span text:style-name="T108">0xNULL</text:span></text:p>
            <text:p text:style-name="P30">M_valA = <text:span text:style-name="T108">0x8</text:span></text:p>
            <text:p text:style-name="P30">M_dstE = <text:span text:style-name="T108">RNONE</text:span></text:p>
            <text:p text:style-name="P30">M_dstM = <text:span text:style-name="T108">RNONE</text:span> </text:p>
            <text:p text:style-name="P30">m_read = <text:span text:style-name="T108">0x0</text:span></text:p>
            <text:p text:style-name="P30">m_write = <text:span text:style-name="T108">0x0</text:span></text:p>
            <text:p text:style-name="P30">m_Addr = <text:span text:style-name="T108">0xNULL</text:span></text:p>
            <text:p text:style-name="P30">m_datain = <text:span text:style-name="T108">0x8</text:span> </text:p>
            <text:p text:style-name="P30">m_dataout = <text:span text:style-name="T108">0xNULL</text:span> </text:p>
            <text:p text:style-name="P30">dmem_error = <text:span text:style-name="T108">0x0</text:span> </text:p>
            <text:p text:style-name="P30">m_stat = <text:span text:style-name="T108">SAOK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P14">W/BACK</text:p>
          </table:table-cell>
          <table:table-cell table:style-name="Table2.A2" office:value-type="string">
            <text:p text:style-name="P43">Inst:</text:p>
            <text:p text:style-name="P30">W_stat = <text:span text:style-name="T19">SAOK</text:span></text:p>
            <text:p text:style-name="P30">W_icode = <text:span text:style-name="T6">0xA</text:span></text:p>
            <text:p text:style-name="P30">W_valE = <text:span text:style-name="T13">0xB3</text:span></text:p>
            <text:p text:style-name="P30">W_valM = <text:span text:style-name="T19">0xNULL</text:span></text:p>
            <text:p text:style-name="P39">W_dstE = <text:span text:style-name="T66">%rsp (0x4)</text:span></text:p>
            <text:p text:style-name="P38">W_dstM = <text:span text:style-name="T8">RNONE</text:span></text:p>
          </table:table-cell>
          <table:table-cell table:style-name="Table2.A2" office:value-type="string">
            <text:p text:style-name="P43">Inst:</text:p>
            <text:p text:style-name="P30">W_stat = <text:span text:style-name="T75">SAOK</text:span></text:p>
            <text:p text:style-name="P30">W_icode = <text:span text:style-name="T75">0xB</text:span> </text:p>
            <text:p text:style-name="P30">W_valE = <text:span text:style-name="T75">0xC3</text:span></text:p>
            <text:p text:style-name="P30">W_valM = <text:span text:style-name="T75">0xABCD</text:span> </text:p>
            <text:p text:style-name="P38">W_dstE = %<text:span text:style-name="T75">rsp (0x4)</text:span></text:p>
            <text:p text:style-name="P38">W_dstM = <text:span text:style-name="T75">0x0</text:span></text:p>
          </table:table-cell>
          <table:table-cell table:style-name="Table2.A2" office:value-type="string">
            <text:p text:style-name="P43">Inst:</text:p>
            <text:p text:style-name="P30">W_stat = <text:span text:style-name="T84">SAOK</text:span></text:p>
            <text:p text:style-name="P30">W_icode = <text:span text:style-name="T84">0x9</text:span></text:p>
            <text:p text:style-name="P30">W_valE = <text:span text:style-name="T84">0xC3</text:span></text:p>
            <text:p text:style-name="P30">W_valM = <text:span text:style-name="T85">0xABCD</text:span></text:p>
            <text:p text:style-name="P38">W_dstE = %<text:span text:style-name="T84">rsp (0x4)</text:span></text:p>
            <text:p text:style-name="P38">W_dstM = <text:span text:style-name="T84">RNONE</text:span></text:p>
          </table:table-cell>
          <table:table-cell table:style-name="Table2.A2" office:value-type="string">
            <text:p text:style-name="P43">Inst:</text:p>
            <text:p text:style-name="P30">W_stat = <text:span text:style-name="T96">SAOK</text:span></text:p>
            <text:p text:style-name="P30">W_icode = <text:span text:style-name="T96">0x8</text:span> </text:p>
            <text:p text:style-name="P30">W_valE = <text:span text:style-name="T96">0xB3</text:span></text:p>
            <text:p text:style-name="P30">W_valM = <text:span text:style-name="T96">0xNULL</text:span> </text:p>
            <text:p text:style-name="P38">W_dstE = %<text:span text:style-name="T96">rsp (0x4)</text:span></text:p>
            <text:p text:style-name="P38">W_dstM = <text:span text:style-name="T96">RNONE</text:span></text:p>
          </table:table-cell>
          <table:table-cell table:style-name="Table2.F2" office:value-type="string">
            <text:p text:style-name="P43">Inst:</text:p>
            <text:p text:style-name="P30">W_stat = <text:span text:style-name="T109">SAOK</text:span></text:p>
            <text:p text:style-name="P30">W_icode = <text:span text:style-name="T110">0x7</text:span> </text:p>
            <text:p text:style-name="P30">W_valE = <text:span text:style-name="T110">0xNULL</text:span></text:p>
            <text:p text:style-name="P30">W_valM = <text:span text:style-name="T110">0xNULL</text:span></text:p>
            <text:p text:style-name="P38">W_dstE = <text:span text:style-name="T110">RNONE</text:span></text:p>
            <text:p text:style-name="P38">W_dstM = <text:span text:style-name="T110">RNONE</text:span> </text:p>
          </table:table-cell>
        </table:table-row>
      </table:table>
      <text:p text:style-name="P8"/>
      <text:p text:style-name="P5"/>
      <text:p text:style-name="P4">End</text:p>
      <text:p text:style-name="P67"/>
      <text:p text:style-name="P70">jxx instruction <text:span text:style-name="T117">analysis</text:span></text:p>
      <text:p text:style-name="P68"/>
      <text:p text:style-name="P68"/>
      <text:p text:style-name="P68"/>
      <text:p text:style-name="P68"/>
      <text:p text:style-name="P69">ret instruction analysis</text:p>
      <text:p text:style-name="P6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0:11.578599373</meta:creation-date>
    <dc:date>2018-08-29T09:37:46.100646961</dc:date>
    <meta:editing-duration>PT7H17M6S</meta:editing-duration>
    <meta:editing-cycles>156</meta:editing-cycles>
    <meta:generator>LibreOffice/5.4.4.2$Linux_X86_64 LibreOffice_project/40m0$Build-2</meta:generator>
    <dc:creator>Dhruv </dc:creator>
    <meta:document-statistic meta:table-count="2" meta:image-count="0" meta:object-count="0" meta:page-count="7" meta:paragraph-count="700" meta:word-count="2001" meta:character-count="8896" meta:non-whitespace-character-count="7544"/>
  </office:meta>
</office:document-meta>
</file>